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A01000017422B807695.svm"/>
  <manifest:file-entry manifest:media-type="" manifest:full-path="Pictures/2000000700003F270000100670D3F8A9.svm"/>
  <manifest:file-entry manifest:media-type="" manifest:full-path="Pictures/20000007000048C4000014C790076E3D.svm"/>
  <manifest:file-entry manifest:media-type="" manifest:full-path="Pictures/20000007000027CB0000096931F1BFC8.svm"/>
  <manifest:file-entry manifest:media-type="" manifest:full-path="Pictures/2000000700004A850000360FFE3B40E2.svm"/>
  <manifest:file-entry manifest:media-type="" manifest:full-path="Pictures/20000007000049E70000133A6231F0DB.svm"/>
  <manifest:file-entry manifest:media-type="" manifest:full-path="Pictures/2000000700003F910000147833E2DD72.svm"/>
  <manifest:file-entry manifest:media-type="" manifest:full-path="Pictures/20000007000052E5000029F7135957E5.svm"/>
  <manifest:file-entry manifest:media-type="" manifest:full-path="Pictures/2000000700002C3D0000235A272F3BC1.svm"/>
  <manifest:file-entry manifest:media-type="" manifest:full-path="Pictures/20000007000052950000166E085133CD.svm"/>
  <manifest:file-entry manifest:media-type="" manifest:full-path="Pictures/200000070000409900000983A3D729AB.svm"/>
  <manifest:file-entry manifest:media-type="" manifest:full-path="Pictures/20000007000045C400001055D5DFEE3E.svm"/>
  <manifest:file-entry manifest:media-type="" manifest:full-path="Pictures/200000070000431400000E2A8CDCE3F0.svm"/>
  <manifest:file-entry manifest:media-type="" manifest:full-path="Pictures/20000007000040B400000983D77712B1.svm"/>
  <manifest:file-entry manifest:media-type="" manifest:full-path="Pictures/200000070000485A000028EF3E5B631A.svm"/>
  <manifest:file-entry manifest:media-type="" manifest:full-path="Pictures/20000007000049E700001742BE65561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7"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8" style:family="paragraph" style:parent-style-name="Text_20_body">
      <style:paragraph-properties fo:margin-top="0cm" fo:margin-bottom="0cm" fo:text-align="justify" style:justify-single-word="false"/>
    </style:style>
    <style:style style:name="P9" style:family="paragraph" style:parent-style-name="Standard">
      <style:paragraph-properties fo:text-align="justify" style:justify-single-word="false" fo:background-color="#1c1c1c">
        <style:background-image/>
      </style:paragraph-properties>
      <style:text-properties fo:font-weight="normal" style:font-weight-asian="normal" style:font-weight-complex="normal"/>
    </style:style>
    <style:style style:name="P10"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11" style:family="paragraph" style:parent-style-name="Preformatted_20_Text">
      <style:paragraph-properties fo:line-height="125%" fo:background-color="#1c1c1c">
        <style:background-image/>
      </style:paragraph-properties>
      <style:text-properties fo:color="#ffffff"/>
    </style:style>
    <style:style style:name="P12" style:family="paragraph" style:parent-style-name="Preformatted_20_Text">
      <style:paragraph-properties fo:line-height="125%" fo:text-align="justify" style:justify-single-word="false" fo:background-color="#1c1c1c">
        <style:background-image/>
      </style:paragraph-properties>
      <style:text-properties fo:color="#ffffff" fo:font-weight="normal" style:font-weight-asian="normal" style:font-weight-complex="normal"/>
    </style:style>
    <style:style style:name="P13" style:family="paragraph" style:parent-style-name="Preformatted_20_Text">
      <style:paragraph-properties fo:line-height="125%" fo:background-color="#1c1c1c">
        <style:background-image/>
      </style:paragraph-properties>
    </style:style>
    <style:style style:name="P14" style:family="paragraph" style:parent-style-name="Preformatted_20_Text">
      <style:paragraph-properties fo:margin-top="0cm" fo:margin-bottom="0.499cm" fo:line-height="125%" fo:background-color="#1c1c1c">
        <style:background-image/>
      </style:paragraph-properties>
      <style:text-properties fo:color="#ffffff"/>
    </style:style>
    <style:style style:name="P15" style:family="paragraph" style:parent-style-name="Preformatted_20_Text">
      <style:paragraph-properties fo:margin-top="0cm" fo:margin-bottom="0.499cm" fo:background-color="#000000">
        <style:background-image/>
      </style:paragraph-properties>
      <style:text-properties fo:color="#d1d1d1"/>
    </style:style>
    <style:style style:name="P16" style:family="paragraph" style:parent-style-name="Preformatted_20_Text">
      <style:paragraph-properties fo:background-color="#000000">
        <style:background-image/>
      </style:paragraph-properties>
    </style:style>
    <style:style style:name="P17" style:family="paragraph" style:parent-style-name="Preformatted_20_Text">
      <style:paragraph-properties fo:background-color="#000000">
        <style:background-image/>
      </style:paragraph-properties>
      <style:text-properties fo:color="#d1d1d1"/>
    </style:style>
    <style:style style:name="P18" style:family="paragraph" style:parent-style-name="Preformatted_20_Text">
      <style:paragraph-properties fo:text-align="justify" style:justify-single-word="false" fo:background-color="#000000">
        <style:background-image/>
      </style:paragraph-properties>
    </style:style>
    <style:style style:name="P19" style:family="paragraph" style:parent-style-name="Preformatted_20_Text">
      <style:paragraph-properties fo:text-align="justify" style:justify-single-word="false" fo:background-color="#000000">
        <style:background-image/>
      </style:paragraph-properties>
      <style:text-properties fo:color="#008073" fo:font-weight="normal" style:font-weight-asian="normal" style:font-weight-complex="normal"/>
    </style:style>
    <style:style style:name="P20" style:family="paragraph" style:parent-style-name="Preformatted_20_Text">
      <style:paragraph-properties fo:background-color="#000000">
        <style:background-image/>
      </style:paragraph-properties>
      <style:text-properties fo:color="#e34adc"/>
    </style:style>
    <style:style style:name="P21" style:family="paragraph" style:parent-style-name="Preformatted_20_Text">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23" style:family="paragraph" style:parent-style-name="Standard">
      <style:paragraph-properties fo:line-height="125%" fo:background-color="transparent">
        <style:background-image/>
      </style:paragraph-properties>
      <style:text-properties fo:color="#000000" style:font-name="Courier New" fo:font-size="9.5pt" style:font-size-asian="9.5pt" style:font-size-complex="9.5pt"/>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list-style-name="L1">
      <style:paragraph-properties fo:text-align="justify" style:justify-single-word="false"/>
      <style:text-properties fo:font-weight="normal" style:font-weight-asian="normal" style:font-weight-complex="normal"/>
    </style:style>
    <style:style style:name="P26" style:family="paragraph" style:parent-style-name="Standard" style:list-style-name="L2">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bold" style:font-weight-asian="bold" style:font-weight-complex="bold"/>
    </style:style>
    <style:style style:name="P28" style:family="paragraph" style:parent-style-name="Preformatted_20_Text">
      <style:paragraph-properties fo:line-height="125%" fo:background-color="#1c1c1c">
        <style:background-image/>
      </style:paragraph-properties>
      <style:text-properties fo:color="#ffffff"/>
    </style:style>
    <style:style style:name="P29" style:family="paragraph" style:parent-style-name="Preformatted_20_Text">
      <style:paragraph-properties fo:margin-top="0cm" fo:margin-bottom="0.499cm" fo:line-height="125%" fo:background-color="#1c1c1c">
        <style:background-image/>
      </style:paragraph-properties>
      <style:text-properties fo: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color="#cdcaa9" fo:font-weight="bold"/>
    </style:style>
    <style:style style:name="T6" style:family="text">
      <style:text-properties fo:color="#ff0086" fo:font-weight="bold"/>
    </style:style>
    <style:style style:name="T7" style:family="text">
      <style:text-properties fo:color="#ffffff"/>
    </style:style>
    <style:style style:name="T8" style:family="text">
      <style:text-properties fo:color="#fb660a" fo:font-weight="bold"/>
    </style:style>
    <style:style style:name="T9" style:family="text">
      <style:text-properties fo:color="#0086d2"/>
    </style:style>
    <style:style style:name="T10" style:family="text">
      <style:text-properties fo:color="#0086f7" fo:font-weight="bold"/>
    </style:style>
    <style:style style:name="T11" style:family="text">
      <style:text-properties fo:color="#008c00"/>
    </style:style>
    <style:style style:name="T12" style:family="text">
      <style:text-properties fo:color="#008c00" fo:font-weight="normal" style:font-weight-asian="normal" style:font-weight-complex="normal"/>
    </style:style>
    <style:style style:name="T13" style:family="text">
      <style:text-properties fo:color="#e34adc"/>
    </style:style>
    <style:style style:name="T14" style:family="text">
      <style:text-properties fo:color="#9999a9"/>
    </style:style>
    <style:style style:name="T15" style:family="text">
      <style:text-properties fo:color="#00dddd"/>
    </style:style>
    <style:style style:name="T16" style:family="text">
      <style:text-properties fo:color="#d2cd86"/>
    </style:style>
    <style:style style:name="T17" style:family="text">
      <style:text-properties fo:color="#00c4c4"/>
    </style:style>
    <style:style style:name="T18" style:family="text">
      <style:text-properties fo:color="#008073"/>
    </style:style>
    <style:style style:name="T19" style:family="text">
      <style:text-properties style:font-name="Courier New" fo:font-size="11pt" style:font-size-asian="11pt" style:font-size-complex="11pt"/>
    </style:style>
    <style:style style:name="T20" style:family="text">
      <style:text-properties style:font-name="Courier New" fo:font-size="11pt" fo:font-weight="normal" style:font-size-asian="11pt" style:font-weight-asian="normal" style:font-size-complex="11pt" style:font-weight-complex="normal"/>
    </style:style>
    <style:style style:name="T21" style:family="text">
      <style:text-properties fo:color="#d1d1d1" fo:font-weight="normal" style:font-weight-asian="normal" style:font-weight-complex="normal"/>
    </style:style>
    <style:style style:name="T22" style:family="text">
      <style:text-properties fo:color="#e66170" fo:font-weight="bold"/>
    </style:style>
    <style:style style:name="T23" style:family="text">
      <style:text-properties fo:color="#904050"/>
    </style:style>
    <style:style style:name="T24" style:family="text">
      <style:text-properties fo:color="#d0d09f"/>
    </style:style>
    <style:style style:name="T25" style:family="text">
      <style:text-properties fo:color="#00a8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packer for ELF64</text:p>
      <text:p text:style-name="P3"/>
      <text:p text:style-name="P4">&gt; Basics : <text:a xlink:type="simple" xlink:href="https://malware.news/t/the-basics-of-packed-malware-manually-unpacking-upx-executables/35961?__cf_chl_captcha_tk__=pmd_DXVpFCo6GVSWloVnOLJCCAnhras0ZemTs0GPyL.noZU-1634294927-0-gqNtZGzNAzujcnBszQZl" text:style-name="Internet_20_link" text:visited-style-name="Visited_20_Internet_20_Link">blog post</text:a></text:p>
      <text:p text:style-name="P4">&gt; Tutorial : <text:a xlink:type="simple" xlink:href="https://www.youtube.com/watch?v=5RK7sYTOeNk" text:style-name="Internet_20_link" text:visited-style-name="Visited_20_Internet_20_Link">livestream</text:a></text:p>
      <text:p text:style-name="P4"/>
      <text:p text:style-name="P4"/>
      <text:p text:style-name="P4">&gt;&gt;&gt; <text:span text:style-name="T2">WHAT IS PACKING ?</text:span></text:p>
      <text:p text:style-name="P4"/>
      <text:p text:style-name="P7">So what is packing? Well, <text:span text:style-name="T1">packing</text:span> is a means of distributing an executable in a compressed or obfuscated state, making it more difficult to detect, analyze and reverse engineer. In the context of malware, since the primary malicious payload is compressed or obfuscated in a packed sample, security products that perform automated static analysis (before the program is running in memory) may have issues flagging the binary as malicious, which is obviously a major advantage for malware developers.</text:p>
      <text:p text:style-name="P8"/>
      <text:p text:style-name="P8">In most cases, you can loosely categorized <text:span text:style-name="T3">packers </text:span>as either <text:span text:style-name="T1">compressing packers</text:span> or <text:span text:style-name="T1">encrypting packers</text:span>. Compressing packers’ (like UPX) primary purpose is to distribute the executable in a compressed format, primarily to reduce the size of the file being distributed. Alternatively, encrypting packers’ primary purpose is to encrypt or obfuscate the distributed executable to prevent end users from reverse engineering the application. Some packers are going to do some combination of both.</text:p>
      <text:p text:style-name="P6"/>
      <text:p text:style-name="P4">In a very generic way, packers implement a "<text:span text:style-name="T2">stub – payload</text:span>" architecture :</text:p>
      <text:p text:style-name="P4"/>
      <text:p text:style-name="P4"><draw:frame draw:style-name="fr1" draw:name="images1" text:anchor-type="paragraph" svg:width="11.324cm" svg:height="9.051cm" draw:z-index="0"><draw:image xlink:href="Pictures/2000000700002C3D0000235A272F3BC1.svm" xlink:type="simple" xlink:show="embed" xlink:actuate="onLoad"/></draw:frame></text:p>
      <text:p text:style-name="P5"><text:span text:style-name="T4">The packed binary has two main components : </text:span>the compressed/encrypted contents of the original executable, and a short piece of code responsible for decompressing/decrypting the original executable and executing it (the <text:span text:style-name="T2">stub</text:span><text:span text:style-name="T4">).</text:span></text:p>
      <text:p text:style-name="P4"/>
      <text:p text:style-name="P5"><text:span text:style-name="T4">The </text:span><text:span text:style-name="T2">stub </text:span><text:span text:style-name="T4">will actually be the new entry point of the packed binary, and once it performs the necessary decompression or decryption processes, it will pass control flow to the original executable, which would then be in its original state. At this point, the original executable carries on its execution as if it were never packed to begin with :</text:span></text:p>
      <text:p text:style-name="P4"/>
      <text:p text:style-name="P4"><text:soft-page-break/></text:p>
      <text:p text:style-name="P4"><draw:frame draw:style-name="fr2" draw:name="images2" text:anchor-type="paragraph" svg:width="16.999cm" svg:height="9.617cm" draw:z-index="1"><draw:image xlink:href="Pictures/200000070000485A000028EF3E5B631A.svm"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t;&gt;&gt; CONSTRUCTING THE PACKER</text:p>
      <text:p text:style-name="P2"/>
      <text:p text:style-name="P4">Avant même d'envisager l'encryption du fichier binaire originel, sa décryption ou quoi que ce soit, il faut réfléchir à où est-ce qu'on va placer notre <text:span text:style-name="T2">stub</text:span>. (fichier écrit en assembly, exécutant une action avant l'exécution du binaire. Il peut s'agir de décrypter / décompresser un fichier, ou dans des phases de test, simplement d'afficher un message).</text:p>
      <text:p text:style-name="P4"/>
      <text:p text:style-name="P4">On trouve plusieurs segments dans un fichier ELF ; au minimum, on aura un segment <text:span text:style-name="T2">text</text:span> et un segment <text:span text:style-name="T2">data</text:span>. Le segment text aura les permissions en READ – EXECUTE, et le segment data en READ – WRITE.</text:p>
      <text:p text:style-name="P4"/>
      <text:p text:style-name="P4"><draw:frame draw:style-name="fr3" draw:name="images3" text:anchor-type="paragraph" svg:width="13.907cm" svg:height="10.088cm" draw:z-index="2"><draw:image xlink:href="Pictures/2000000700004A850000360FFE3B40E2.svm" xlink:type="simple" xlink:show="embed" xlink:actuate="onLoad"/></draw:frame></text:p>
      <text:p text:style-name="P4">Il faut obligatoirement que notre <text:span text:style-name="T2">stub </text:span>soit injecté dans un espace mémoire <text:span text:style-name="T2">exécutable</text:span>, précisément car il devra s'exécuter afin de décrypter le fichier. Il faut donc qu'on trouve un moyen de l'injecter dans le segment <text:span text:style-name="T2">text</text:span>.</text:p>
      <text:p text:style-name="P4"/>
      <text:p text:style-name="P4">Il est intéressant de remarquer que les segments, dans les fichiers ELF, sont alignés sur PAGE_SIZE (4096 bytes). Concrètement, cela veut dire qu'un segment aura toujours comme taille un multiple de 4096 ; des 0 de padding seront ajoutés afin d'arriver à cette taille.</text:p>
      <text:p text:style-name="P4"/>
      <text:p text:style-name="P4">Une première solution serait d'injecter notre <text:span text:style-name="T2">stub </text:span>dans l'espace de padding formé à la fin du segment <text:span text:style-name="T2">text</text:span>. Le stub est généralement assez petit en taille, et on aura donc la plupart du temps suffisamment de place pour injecter le stub dans le padding.</text:p>
      <text:p text:style-name="P4"/>
      <text:p text:style-name="P4">C'est l'approche adoptée par ce tutoriel :</text:p>
      <text:p text:style-name="P4"><text:a xlink:type="simple" xlink:href="https://0x00sec.org/t/elfun-file-injector/410" text:style-name="Internet_20_link" text:visited-style-name="Visited_20_Internet_20_Link">https://0x00sec.org/t/elfun-file-injector/410</text:a> </text:p>
      <text:p text:style-name="P4"/>
      <text:p text:style-name="P4">C'est également ce que l'on essaie de faire dans notre woody-woodpacker (dans le tutoriel, si l'espace de padding n'est pas assez grand, ils abandonnent l'injection. On verra que de mon côté, j'étends le segment text pour faire en sortes qu'il puisse accueillir le payload).</text:p>
      <text:p text:style-name="P4"/>
      <text:p text:style-name="P4"/>
      <text:p text:style-name="P10"><text:soft-page-break/><text:span text:style-name="T5">void</text:span> <text:s text:c="3"/><text:span text:style-name="T6">parse_elf</text:span><text:span text:style-name="T7">(t_elf</text:span> <text:span text:style-name="T7">*elf)</text:span></text:p>
      <text:p text:style-name="P11">{</text:p>
      <text:p text:style-name="P13"><text:s text:c="4"/><text:span text:style-name="T7">elf-&gt;map</text:span> <text:s text:c="15"/><text:span text:style-name="T7">=</text:span> <text:span text:style-name="T7">elf_map_file(elf-&gt;fname,</text:span> <text:span text:style-name="T7">&amp;elf-&gt;fsize);</text:span></text:p>
      <text:p text:style-name="P13"><text:s text:c="4"/><text:span text:style-name="T8">if</text:span> <text:span text:style-name="T7">(!is_elf64(elf-&gt;map))</text:span></text:p>
      <text:p text:style-name="P13"><text:tab/>exit(1);</text:p>
      <text:p text:style-name="P13"><text:s text:c="4"/><text:span text:style-name="T7">elf-&gt;header</text:span> <text:s text:c="12"/><text:span text:style-name="T7">=</text:span> <text:span text:style-name="T7">(Elf64_Ehdr</text:span> <text:span text:style-name="T7">*)elf-&gt;map;</text:span></text:p>
      <text:p text:style-name="P13"><text:s text:c="4"/><text:span text:style-name="T7">gen_key(elf);</text:span></text:p>
      <text:p text:style-name="P13"><text:s text:c="4"/><text:span text:style-name="T7">elf-&gt;text_segment</text:span> <text:s text:c="6"/><text:span text:style-name="T7">=</text:span> <text:span text:style-name="T7">elf_find_text_segment(elf);</text:span></text:p>
      <text:p text:style-name="P13"><text:s text:c="4"/><text:span text:style-name="T7">elf-&gt;injection_point</text:span> <text:s text:c="3"/><text:span text:style-name="T7">=</text:span> <text:span text:style-name="T7">elf-&gt;text_segment-&gt;p_offset</text:span> <text:span text:style-name="T7">+</text:span> <text:span text:style-name="T7">elf-&gt;text_segment-&gt;p_filesz;</text:span></text:p>
      <text:p text:style-name="P13"><text:s text:c="4"/><text:span text:style-name="T7">elf_find_gap(elf);</text:span></text:p>
      <text:p text:style-name="P14">}</text:p>
      <text:p text:style-name="P4">On a une structure <text:span text:style-name="T2">elf </text:span>qui regroupe les informations relatives au fichier binaire qu'on cherche à transformer. On commence par mapper le fichier, vérifier qu'il s'agit d'un ELF64, générer la clé, trouver le segment de texte et le point d'injection (qui n'est rien d'autre que la fin du segment text).</text:p>
      <text:p text:style-name="P4"/>
      <text:p text:style-name="P4">On lance ensuite la fonction <text:span text:style-name="T2">elf_find_gap</text:span> afin de calculer la taille du padding suite au segment text :</text:p>
      <text:p text:style-name="P4"/>
      <text:p text:style-name="P10"><text:span text:style-name="T5">void</text:span> <text:s text:c="3"/><text:span text:style-name="T6">elf_find_gap</text:span><text:span text:style-name="T7">(t_elf</text:span> <text:span text:style-name="T7">*elf)</text:span></text:p>
      <text:p text:style-name="P11">{</text:p>
      <text:p text:style-name="P13"><text:s text:c="4"/><text:span text:style-name="T7">Elf64_Phdr</text:span> <text:s/><text:span text:style-name="T7">*segments</text:span> <text:span text:style-name="T7">=</text:span> <text:span text:style-name="T7">(Elf64_Phdr</text:span> <text:span text:style-name="T7">*)(elf-&gt;map</text:span> <text:span text:style-name="T7">+</text:span> <text:span text:style-name="T7">elf-&gt;header-&gt;e_phoff);</text:span></text:p>
      <text:p text:style-name="P13"><text:s text:c="4"/><text:span text:style-name="T7">elf-&gt;gap_size</text:span> <text:span text:style-name="T7">=</text:span> <text:span text:style-name="T7">elf-&gt;fsize;</text:span></text:p>
      <text:p text:style-name="P13"><text:s text:c="4"/><text:span text:style-name="T5">int</text:span> <text:s text:c="8"/><text:span text:style-name="T7">i</text:span> <text:span text:style-name="T7">=</text:span> <text:span text:style-name="T10">0</text:span><text:span text:style-name="T7">;</text:span></text:p>
      <text:p text:style-name="P13"/>
      <text:p text:style-name="P13"><text:s text:c="4"/><text:span text:style-name="T8">while</text:span> <text:span text:style-name="T7">(&amp;segments[i]</text:span> <text:span text:style-name="T7">!=</text:span> <text:span text:style-name="T7">elf-&gt;text_segment)</text:span></text:p>
      <text:p text:style-name="P13"><text:s text:c="8"/><text:span text:style-name="T7">i++;</text:span></text:p>
      <text:p text:style-name="P13"><text:s text:c="4"/><text:span text:style-name="T7">i++;</text:span></text:p>
      <text:p text:style-name="P13"><text:s text:c="4"/><text:span text:style-name="T8">for</text:span> <text:span text:style-name="T7">(;</text:span> <text:span text:style-name="T7">i</text:span> <text:span text:style-name="T7">&lt;</text:span> <text:span text:style-name="T7">elf-&gt;header-&gt;e_phnum;</text:span> <text:span text:style-name="T7">i++)</text:span></text:p>
      <text:p text:style-name="P13"><text:s text:c="4"/><text:span text:style-name="T7">{</text:span></text:p>
      <text:p text:style-name="P13"><text:s text:c="8"/><text:span text:style-name="T8">if</text:span> <text:span text:style-name="T7">(segments[i].p_type</text:span> <text:span text:style-name="T7">==</text:span> <text:span text:style-name="T7">PT_LOAD</text:span></text:p>
      <text:p text:style-name="P13"><text:span text:style-name="T7"><text:tab/><text:tab/>&amp;&amp;</text:span> <text:span text:style-name="T7">segments[i].p_offset</text:span> <text:span text:style-name="T7">-</text:span> <text:span text:style-name="T7">elf-&gt;injection_point</text:span> <text:span text:style-name="T7">&lt;</text:span> <text:span text:style-name="T7">elf-&gt;gap_size)</text:span></text:p>
      <text:p text:style-name="P13"><text:s text:c="8"/><text:span text:style-name="T7">{</text:span></text:p>
      <text:p text:style-name="P13"><text:s text:c="12"/><text:span text:style-name="T7">elf-&gt;gap_size</text:span> <text:span text:style-name="T7">=</text:span> <text:span text:style-name="T7">segments[i].p_offset</text:span> <text:span text:style-name="T7">-</text:span> <text:span text:style-name="T7">elf-&gt;injection_point;</text:span></text:p>
      <text:p text:style-name="P13"><text:s text:c="12"/><text:span text:style-name="T7">printf(</text:span><text:span text:style-name="T9">"[*] Following segment : 0x%08lx\n"</text:span><text:span text:style-name="T7">,</text:span> <text:span text:style-name="T7">segments[i].p_offset);</text:span></text:p>
      <text:p text:style-name="P13"><text:s text:c="8"/><text:span text:style-name="T7">}</text:span></text:p>
      <text:p text:style-name="P13"><text:s text:c="4"/><text:span text:style-name="T7">}</text:span></text:p>
      <text:p text:style-name="P13"><text:s text:c="4"/><text:span text:style-name="T8">if</text:span> <text:span text:style-name="T7">(elf-&gt;gap_size</text:span> <text:span text:style-name="T7">==</text:span> <text:span text:style-name="T7">elf-&gt;fsize)</text:span></text:p>
      <text:p text:style-name="P13"><text:s text:c="4"/><text:span text:style-name="T7">{</text:span></text:p>
      <text:p text:style-name="P13"><text:s text:c="8"/><text:span text:style-name="T7">fprintf(stderr, </text:span><text:span text:style-name="T9">"[!] Couldn't find data segment in parent file.\n"</text:span><text:span text:style-name="T7">);</text:span></text:p>
      <text:p text:style-name="P13"><text:s text:c="8"/><text:span text:style-name="T7">exit(</text:span><text:span text:style-name="T10">1</text:span><text:span text:style-name="T7">);</text:span></text:p>
      <text:p text:style-name="P13"><text:s text:c="4"/><text:span text:style-name="T7">}</text:span></text:p>
      <text:p text:style-name="P13"><text:s text:c="4"/><text:span text:style-name="T7">printf(</text:span><text:span text:style-name="T9">"[+] Text segment gap at: <text:s text:c="6"/>0x%08lx (%lu bytes available)\n"</text:span><text:span text:style-name="T7">,</text:span> <text:span text:style-name="T7">elf-&gt;injection_point,</text:span> <text:span text:style-name="T7">elf-&gt;gap_size);</text:span></text:p>
      <text:p text:style-name="P14">}</text:p>
      <text:p text:style-name="P9"/>
      <text:p text:style-name="P4"/>
      <text:p text:style-name="P4">On commence par se positionner au segment text. On parcourt ensuite tous les segments suivants, en calculant à chaque fois quel segment est le plus proche du point d'injection (donc de la fin du segment text). La distance entre le point d'injection et le segment suivant le plus proche constitue la <text:soft-page-break/>taille du padding.</text:p>
      <text:p text:style-name="P4"/>
      <text:p text:style-name="P4">On dispose désormais de <text:span text:style-name="T2">gap_size</text:span>, la taille du padding suite au segment texte. Pour voir si le payload peut rentrer, il nous faut parse ce payload.</text:p>
      <text:p text:style-name="P4"/>
      <text:p text:style-name="P4">Ce dernier est écrit en assembleur. Peu importe son contenu pour le moment, il faut juste savoir qu'on l'a compilé avec nasm, link avec ld, puis qu'on a désormais un payload au format binaire.</text:p>
      <text:p text:style-name="P4"/>
      <text:p text:style-name="P4">C'est pourquoi on ouvre le fichier, on le map, puis on récupère le payload lui-même qui est contenu dans la section <text:span text:style-name="T2">text </text:span>du fichier ainsi mappé :</text:p>
      <text:p text:style-name="P4"/>
      <text:p text:style-name="P10"><text:span text:style-name="T5">void</text:span> <text:s text:c="3"/><text:span text:style-name="T6">parse_payload</text:span><text:span text:style-name="T7">(t_payload</text:span> <text:span text:style-name="T7">*payload)</text:span></text:p>
      <text:p text:style-name="P12">{</text:p>
      <text:p text:style-name="P12"><text:tab/>payload-&gt;map<text:tab/>= elf_map_file(payload-&gt;fname, &amp;payload-&gt;fsize);</text:p>
      <text:p text:style-name="P12"><text:tab/>payload-&gt;txt_sec<text:tab/>= elf_find_section(payload-&gt;map, ".text");</text:p>
      <text:p text:style-name="P12">}</text:p>
      <text:p text:style-name="P4"/>
      <text:p text:style-name="P4">Désormais, on dispose de la taille du payload avec <text:span text:style-name="T19">payload-&gt;txt_sec-&gt;sh_size</text:span>. On la compare avec <text:span text:style-name="T2">gap_size</text:span>.</text:p>
      <text:p text:style-name="P4"/>
      <text:p text:style-name="P4"><draw:frame draw:style-name="fr1" draw:name="images4" text:anchor-type="paragraph" svg:width="10.186cm" svg:height="2.409cm" draw:z-index="3"><draw:image xlink:href="Pictures/20000007000027CB0000096931F1BFC8.svm" xlink:type="simple" xlink:show="embed" xlink:actuate="onLoad"/></draw:frame></text:p>
      <text:p text:style-name="P4">Si le gap est suffisamment grand, on injecte le payload dedans grâce à la fonction <text:span text:style-name="T2">inject_in_gap</text:span> :</text:p>
      <text:p text:style-name="P4"/>
      <text:p text:style-name="P10"><text:span text:style-name="T5">void</text:span> <text:s text:c="3"/><text:span text:style-name="T6">inject_in_gap</text:span><text:span text:style-name="T7">(t_elf</text:span> <text:span text:style-name="T7">*elf,</text:span> <text:span text:style-name="T7">t_payload</text:span> <text:span text:style-name="T7">*payload)</text:span></text:p>
      <text:p text:style-name="P11">{</text:p>
      <text:p text:style-name="P13"><text:s text:c="4"/><text:span text:style-name="T7">printf(</text:span><text:span text:style-name="T9">"[+] Enough space to inject payload in gap\n"</text:span><text:span text:style-name="T7">);</text:span></text:p>
      <text:p text:style-name="P13"><text:s text:c="4"/><text:span text:style-name="T7">memmove(elf-&gt;map</text:span> <text:span text:style-name="T7">+</text:span> <text:span text:style-name="T7">elf-&gt;injection_point,</text:span></text:p>
      <text:p text:style-name="P13"><text:span text:style-name="T7"><text:tab/>payload-&gt;map</text:span> <text:span text:style-name="T7">+</text:span> <text:span text:style-name="T7">payload-&gt;txt_sec-&gt;sh_offset,</text:span> <text:span text:style-name="T7">payload-&gt;txt_sec-&gt;sh_size);</text:span></text:p>
      <text:p text:style-name="P13"><text:s text:c="4"/><text:span text:style-name="T7">printf(</text:span><text:span text:style-name="T9">"[*] Injected payload to offset: 0x%08lx\n"</text:span><text:span text:style-name="T7">,</text:span> <text:span text:style-name="T7">elf-&gt;injection_point);</text:span></text:p>
      <text:p text:style-name="P13"/>
      <text:p text:style-name="P13"><text:s text:c="4"/><text:span text:style-name="T7">printf(</text:span><text:span text:style-name="T9">"[*] Patching ELF entry point to payload\n"</text:span><text:span text:style-name="T7">);</text:span></text:p>
      <text:p text:style-name="P13"><text:s text:c="4"/><text:span text:style-name="T7">elf-&gt;header-&gt;e_entry</text:span> <text:span text:style-name="T7">=</text:span> <text:span text:style-name="T7">(Elf64_Addr)(elf-&gt;text_segment-&gt;p_vaddr</text:span> <text:span text:style-name="T7">+</text:span></text:p>
      <text:p text:style-name="P13"><text:span text:style-name="T7"><text:tab/>(elf-&gt;injection_point</text:span> <text:span text:style-name="T7">-</text:span> <text:span text:style-name="T7">elf-&gt;text_segment-&gt;p_offset));</text:span></text:p>
      <text:p text:style-name="P13"/>
      <text:p text:style-name="P13"><text:s text:c="4"/><text:span text:style-name="T7">write_to_output(elf-&gt;map, elf-&gt;fsize);</text:span></text:p>
      <text:p text:style-name="P14">}</text:p>
      <text:p text:style-name="P4">La ligne importante ici est <text:span text:style-name="T2">memmove</text:span> : on transfert simplement le payload juste après la fin du segment texte. On remplace également l'<text:span text:style-name="T2">entry point </text:span>du fichier ELF à l'adresse de notre payload, pour que celui-ci soit exécuté au lancement du fichier binaire.</text:p>
      <text:p text:style-name="P4"/>
      <text:p text:style-name="P4">Ainsi, le payload a été injecté, et ses instructions sont exécutées avant quoi que ce soit d'autre, au lancement du binaire. Nous n'avons cependant pas encore décrit ce payload, son fonctionnement, et la façon dont on lui permet de renvoyer à l'entry point d'origine du binary non-modifié, afin que suite à l'exécution de notre payload, l'exécutable d'origine soit exécuté.</text:p>
      <text:p text:style-name="P4"/>
      <text:p text:style-name="P4">Avant de nous attacher à décrire le payload lui-même, voyons les transformations qu'on applique au <text:soft-page-break/>fichier originel, et que le payload est en charge d'inverser. La fonction <text:span text:style-name="T2">main</text:span> ressemble à ça :</text:p>
      <text:p text:style-name="P4"/>
      <text:p text:style-name="P4"><draw:frame draw:style-name="fr4" draw:name="images5" text:anchor-type="paragraph" svg:width="16.999cm" svg:height="8.604cm" draw:z-index="4"><draw:image xlink:href="Pictures/20000007000052E5000029F7135957E5.svm" xlink:type="simple" xlink:show="embed" xlink:actuate="onLoad"/></draw:frame></text:p>
      <text:p text:style-name="P4">Concentrons-nous pour l'instant sur l'option classique (Position Dependent Code, basic encryption). On voit qu'on appelle, avant l'injection du payload, une fonction <text:span text:style-name="T19">enc_patch_XX</text:span>. Comme son nom l'indique, cette fonction commence par <text:span text:style-name="T2">encrypter </text:span>le fichier d'origine. Dans cette option basique, seule la section <text:span text:style-name="T2">text </text:span>du binaire originel est encryptée (la section <text:span text:style-name="T2">text</text:span> se trouvera toujours avant notre payload qui se situe à la fin du segment <text:span text:style-name="T2">text</text:span> qui contient, entre autre, la section <text:span text:style-name="T2">text</text:span>) :</text:p>
      <text:p text:style-name="P4"/>
      <text:p text:style-name="P10"><text:span text:style-name="T5">void</text:span> <text:s text:c="7"/><text:span text:style-name="T6">encrypt_sec</text:span><text:span text:style-name="T7">(t_elf</text:span> <text:span text:style-name="T7">*elf,</text:span> <text:span text:style-name="T7">Elf64_Shdr</text:span> <text:span text:style-name="T7">*sec)</text:span></text:p>
      <text:p text:style-name="P11">{</text:p>
      <text:p text:style-name="P13"><text:s text:c="4"/><text:span text:style-name="T5">size_t</text:span> <text:s text:c="5"/><text:span text:style-name="T7">j</text:span> <text:s text:c="6"/><text:span text:style-name="T7">=</text:span> <text:span text:style-name="T10">0</text:span><text:span text:style-name="T7">;</text:span></text:p>
      <text:p text:style-name="P13"><text:s text:c="4"/><text:span text:style-name="T5">uint64_t</text:span> <text:s text:c="3"/><text:span text:style-name="T7">tmp_key</text:span> <text:span text:style-name="T7">=</text:span> <text:span text:style-name="T7">elf-&gt;key;</text:span></text:p>
      <text:p text:style-name="P13"/>
      <text:p text:style-name="P13"><text:s text:c="4"/><text:span text:style-name="T8">if</text:span> <text:span text:style-name="T7">(!sec)</text:span></text:p>
      <text:p text:style-name="P13"><text:s text:c="8"/><text:span text:style-name="T8">return</text:span> <text:span text:style-name="T7">;</text:span></text:p>
      <text:p text:style-name="P13"><text:s text:c="4"/><text:span text:style-name="T5">char</text:span> <text:span text:style-name="T7">*ptr</text:span> <text:span text:style-name="T7">=</text:span> <text:span text:style-name="T7">(</text:span><text:span text:style-name="T5">char</text:span> <text:span text:style-name="T7">*)(elf-&gt;map</text:span> <text:span text:style-name="T7">+</text:span> <text:span text:style-name="T7">sec-&gt;sh_offset);</text:span></text:p>
      <text:p text:style-name="P13"><text:s text:c="4"/><text:span text:style-name="T8">while</text:span> <text:span text:style-name="T7">(j</text:span> <text:span text:style-name="T7">&lt;</text:span> <text:span text:style-name="T7">sec-&gt;sh_size)</text:span></text:p>
      <text:p text:style-name="P13"><text:s text:c="4"/><text:span text:style-name="T7">{</text:span></text:p>
      <text:p text:style-name="P13"><text:s text:c="8"/><text:span text:style-name="T7">*ptr</text:span> <text:span text:style-name="T7">^=</text:span> <text:span text:style-name="T7">(</text:span><text:span text:style-name="T5">char</text:span><text:span text:style-name="T7">)tmp_key;</text:span></text:p>
      <text:p text:style-name="P13"><text:s text:c="8"/><text:span text:style-name="T7">tmp_key</text:span> <text:span text:style-name="T7">=</text:span> <text:span text:style-name="T7">rotate_key(tmp_key);</text:span></text:p>
      <text:p text:style-name="P13"><text:s text:c="8"/><text:span text:style-name="T7">j++;</text:span></text:p>
      <text:p text:style-name="P13"><text:s text:c="8"/><text:span text:style-name="T7">ptr++;</text:span></text:p>
      <text:p text:style-name="P13"><text:s text:c="4"/><text:span text:style-name="T7">}</text:span></text:p>
      <text:p text:style-name="P11">}</text:p>
      <text:p text:style-name="P13"/>
      <text:p text:style-name="P13"><text:span text:style-name="T5">void</text:span> <text:s text:c="7"/><text:span text:style-name="T6">encrypt_basic</text:span><text:span text:style-name="T7">(t_elf</text:span> <text:span text:style-name="T7">*elf)</text:span></text:p>
      <text:p text:style-name="P11">{</text:p>
      <text:p text:style-name="P13"><text:s text:c="4"/><text:span text:style-name="T7">printf(</text:span><text:span text:style-name="T9">"[*] Encrypt mode is : BASIC\n[*] Encrypting section .text\n"</text:span><text:span text:style-name="T7">);</text:span></text:p>
      <text:p text:style-name="P13"><text:s text:c="4"/><text:span text:style-name="T7">Elf64_Shdr</text:span> <text:s/><text:span text:style-name="T7">*txt_sec</text:span> <text:s text:c="3"/><text:span text:style-name="T7">=</text:span> <text:span text:style-name="T7">elf_find_section(elf-&gt;map,</text:span> <text:span text:style-name="T9">".text"</text:span><text:span text:style-name="T7">);</text:span></text:p>
      <text:p text:style-name="P13"><text:s text:c="4"/><text:span text:style-name="T7">elf-&gt;enc_start_before</text:span> <text:s text:c="2"/><text:span text:style-name="T7">=</text:span> <text:span text:style-name="T7">(</text:span><text:span text:style-name="T5">long</text:span><text:span text:style-name="T7">)(txt_sec-&gt;sh_addr);</text:span></text:p>
      <text:p text:style-name="P13"><text:s text:c="4"/><text:span text:style-name="T7">elf-&gt;enc_size_before</text:span> <text:s text:c="3"/><text:span text:style-name="T7">=</text:span> <text:span text:style-name="T7">txt_sec-&gt;sh_size;</text:span></text:p>
      <text:p text:style-name="P13"><text:s text:c="4"/><text:span text:style-name="T7">encrypt_sec(elf,</text:span> <text:span text:style-name="T7">txt_sec);</text:span></text:p>
      <text:p text:style-name="P14">}</text:p>
      <text:p text:style-name="P4"><text:soft-page-break/></text:p>
      <text:p text:style-name="P4">La fonction <text:span text:style-name="T2">encrypt_sec </text:span>encrypte simplement une section. L'encryption effectue une opération <text:span text:style-name="T2">XOR </text:span>(opérateur <text:span text:style-name="T19">^=</text:span> en C) de chaque byte de la section à partir d'une clé qu'on a généré aléatoirement, et qu'on rotate après chaque opération XOR (rotation de 8 bits vers la droite).</text:p>
      <text:p text:style-name="P4"/>
      <text:p text:style-name="P4">On conserve l'adresse de la section <text:span text:style-name="T2">text</text:span>, ainsi que la taille de cette section dans notre structure ELF.</text:p>
      <text:p text:style-name="P4"/>
      <text:p text:style-name="P4">Après cette encryption, est exécutée la fonction <text:span text:style-name="T2">patch_payload_basic</text:span> :</text:p>
      <text:p text:style-name="P4"/>
      <text:p text:style-name="P10"><text:span text:style-name="T5">void</text:span> <text:s text:c="3"/><text:span text:style-name="T6">patch_payload_basic</text:span><text:span text:style-name="T7">(t_elf</text:span> <text:span text:style-name="T7">*elf,</text:span> <text:span text:style-name="T7">t_payload</text:span> <text:span text:style-name="T7">*payload)</text:span></text:p>
      <text:p text:style-name="P11">{</text:p>
      <text:p text:style-name="P13"><text:s text:c="4"/><text:span text:style-name="T7">Elf64_Addr</text:span> <text:s/><text:span text:style-name="T7">aligned_addr;</text:span></text:p>
      <text:p text:style-name="P13"/>
      <text:p text:style-name="P13"><text:s text:c="4"/><text:span text:style-name="T7">aligned_addr</text:span> <text:span text:style-name="T7">=</text:span> <text:span text:style-name="T7">(elf-&gt;enc_start_before);</text:span></text:p>
      <text:p text:style-name="P13"><text:span text:style-name="T7"><text:s text:c="4"/>aligned_addr</text:span> <text:span text:style-name="T7">=</text:span> <text:span text:style-name="T7">((PAGE_SIZE-</text:span><text:span text:style-name="T10">1</text:span><text:span text:style-name="T7">)&amp;aligned_addr)</text:span> <text:span text:style-name="T7">?</text:span> <text:span text:style-name="T7">((aligned_addr)</text:span> <text:span text:style-name="T7">&amp;</text:span> <text:span text:style-name="T7">~(PAGE_SIZE-</text:span><text:span text:style-name="T10">1</text:span><text:span text:style-name="T7">))</text:span> <text:span text:style-name="T7">:</text:span> <text:span text:style-name="T7">aligned_addr;</text:span></text:p>
      <text:p text:style-name="P13"/>
      <text:p text:style-name="P13"><text:s text:c="4"/><text:span text:style-name="T7">elf_mem_subst(payload-&gt;map</text:span> <text:span text:style-name="T7">+</text:span> <text:span text:style-name="T7">payload-&gt;txt_sec-&gt;sh_offset,</text:span></text:p>
      <text:p text:style-name="P13"><text:span text:style-name="T7">payload-&gt;txt_sec-&gt;sh_size,</text:span> <text:span text:style-name="T10">0x1111111111111111</text:span><text:span text:style-name="T7">,</text:span> <text:span text:style-name="T7">(</text:span><text:span text:style-name="T5">long</text:span><text:span text:style-name="T7">)elf-&gt;header-&gt;e_entry);</text:span></text:p>
      <text:p text:style-name="P11"/>
      <text:p text:style-name="P13"><text:s text:c="4"/><text:span text:style-name="T7">elf_mem_subst(payload-&gt;map</text:span> <text:span text:style-name="T7">+</text:span> <text:span text:style-name="T7">payload-&gt;txt_sec-&gt;sh_offset,</text:span></text:p>
      <text:p text:style-name="P13"><text:span text:style-name="T7">payload-&gt;txt_sec-&gt;sh_size,</text:span> <text:span text:style-name="T10">0x2222222222222222</text:span><text:span text:style-name="T7">,</text:span> <text:span text:style-name="T7">elf-&gt;key);</text:span></text:p>
      <text:p text:style-name="P11"/>
      <text:p text:style-name="P13"><text:s text:c="4"/><text:span text:style-name="T7">elf_mem_subst(payload-&gt;map</text:span> <text:span text:style-name="T7">+</text:span> <text:span text:style-name="T7">payload-&gt;txt_sec-&gt;sh_offset,</text:span></text:p>
      <text:p text:style-name="P13"><text:span text:style-name="T7">payload-&gt;txt_sec-&gt;sh_size,</text:span> <text:span text:style-name="T10">0x3333333333333333</text:span><text:span text:style-name="T7">,</text:span> <text:span text:style-name="T7">elf-&gt;enc_start_before);</text:span></text:p>
      <text:p text:style-name="P11"/>
      <text:p text:style-name="P13"><text:s text:c="4"/><text:span text:style-name="T7">elf_mem_subst(payload-&gt;map</text:span> <text:span text:style-name="T7">+</text:span> <text:span text:style-name="T7">payload-&gt;txt_sec-&gt;sh_offset,</text:span></text:p>
      <text:p text:style-name="P13"><text:span text:style-name="T7">payload-&gt;txt_sec-&gt;sh_size,</text:span> <text:span text:style-name="T10">0x4444444444444444</text:span><text:span text:style-name="T7">,</text:span> <text:span text:style-name="T7">elf-&gt;enc_size_before);</text:span></text:p>
      <text:p text:style-name="P11"/>
      <text:p text:style-name="P13"><text:s text:c="4"/><text:span text:style-name="T7">elf_mem_subst(payload-&gt;map</text:span> <text:span text:style-name="T7">+</text:span> <text:span text:style-name="T7">payload-&gt;txt_sec-&gt;sh_offset,</text:span></text:p>
      <text:p text:style-name="P13"><text:span text:style-name="T7">payload-&gt;txt_sec-&gt;sh_size,</text:span> <text:span text:style-name="T10">0x5555555555555555</text:span><text:span text:style-name="T7">,</text:span> <text:span text:style-name="T7">aligned_addr);</text:span></text:p>
      <text:p text:style-name="P14">}</text:p>
      <text:p text:style-name="P9"/>
      <text:p text:style-name="P4"/>
      <text:p text:style-name="P4">On commence par calculer <text:span text:style-name="T2">aligned_addr</text:span> : il s'agit en fait de l'adresse alignée à PAGE_SIZE (4096) précédant l'adresse de départ de la section encryptée. On en aura besoin dans le payload, on verra ensuite pourquoi.</text:p>
      <text:p text:style-name="P4"/>
      <text:p text:style-name="P4">Ensuite, on utilise la fonction <text:span text:style-name="T2">elf_mem_subst </text:span>pour remplacer <text:span text:style-name="T2">dans le mapping privé </text:span>certains patterns présents dans le payload. Ces patterns sont des "magic values", facilement reconnaissables et faîtes pour être remplacées. En effet, on ne peut pas coder en dur, dans le payload, ces valeurs (qui dépendent du binaire qu'on souhaite encrypter), donc on laisse dans le payload ces magic values, qui sont ensuite patchées à leurs valeurs correctes lorsqu'on lance le programme qui injecte le payload.</text:p>
      <text:p text:style-name="P4"/>
      <text:p text:style-name="P4">On voit qu'on patch :</text:p>
      <text:p text:style-name="P4">&gt; Le point d'entrée originel du fichier binaire.</text:p>
      <text:p text:style-name="P4">&gt; La clé utilisée pour encrypter.</text:p>
      <text:p text:style-name="P4">&gt; L'adresse de départ de la zone encryptée.</text:p>
      <text:p text:style-name="P4">&gt; La taille de la zone encryptée.</text:p>
      <text:p text:style-name="P4">&gt; L'adresse alignée à PAGE_SIZE de la zone encryptée.</text:p>
      <text:p text:style-name="P4"><text:soft-page-break/></text:p>
      <text:p text:style-name="P4">Notre fichier est encrypté, notre payload est patché puis injecté. Voyons désormais à quoi ressemble ce fameux payload.</text:p>
      <text:p text:style-name="P4"/>
      <text:p text:style-name="P18"><text:span text:style-name="T21">[BITS </text:span><text:span text:style-name="T12">64</text:span><text:span text:style-name="T21">]</text:span></text:p>
      <text:p text:style-name="P17"><text:span text:style-name="T13">section</text:span> .text</text:p>
      <text:p text:style-name="P17"><text:s text:c="4"/>global _start</text:p>
      <text:p text:style-name="P16"/>
      <text:p text:style-name="P17"><text:span text:style-name="T13">_start</text:span>:</text:p>
      <text:p text:style-name="P17"><text:s text:c="8"/><text:span text:style-name="T14">; Saving the registers' initial state</text:span></text:p>
      <text:p text:style-name="P17"><text:s text:c="8"/><text:span text:style-name="T15">push</text:span> rax</text:p>
      <text:p text:style-name="P17"><text:s text:c="8"/><text:span text:style-name="T15">push</text:span> rdi</text:p>
      <text:p text:style-name="P17"><text:s text:c="8"/><text:span text:style-name="T15">push</text:span> rsi</text:p>
      <text:p text:style-name="P17"><text:s text:c="8"/><text:span text:style-name="T15">push</text:span> rdx</text:p>
      <text:p text:style-name="P17"><text:s text:c="8"/><text:span text:style-name="T15">push</text:span> rcx</text:p>
      <text:p text:style-name="P16"/>
      <text:p text:style-name="P17"><text:s text:c="8"/><text:span text:style-name="T14">; Displaying the "... Woody ..." message</text:span></text:p>
      <text:p text:style-name="P17"><text:s text:c="8"/>mov rax<text:span text:style-name="T16">,</text:span> <text:span text:style-name="T11">1</text:span></text:p>
      <text:p text:style-name="P17"><text:s text:c="8"/>mov rdi<text:span text:style-name="T16">,</text:span> <text:span text:style-name="T11">1</text:span></text:p>
      <text:p text:style-name="P17"><text:s text:c="8"/>lea rsi<text:span text:style-name="T16">,</text:span> [rel msg]</text:p>
      <text:p text:style-name="P17"><text:s text:c="8"/>mov rdx<text:span text:style-name="T16">,</text:span> msg_len</text:p>
      <text:p text:style-name="P17"><text:s text:c="8"/>syscall</text:p>
      <text:p text:style-name="P16"/>
      <text:p text:style-name="P17"><text:s text:c="8"/><text:span text:style-name="T14">; Calling mprotect to make encrypted sections writable</text:span></text:p>
      <text:p text:style-name="P17"><text:s text:c="8"/>mov rdi<text:span text:style-name="T16">,</text:span> [rel alignedaddr]</text:p>
      <text:p text:style-name="P17"><text:s text:c="8"/>mov rsi<text:span text:style-name="T16">,</text:span> [rel size]</text:p>
      <text:p text:style-name="P16"/>
      <text:p text:style-name="P17"><text:s text:c="8"/>mov r11<text:span text:style-name="T16">,</text:span> [rel startaddr]</text:p>
      <text:p text:style-name="P17"><text:s text:c="8"/><text:span text:style-name="T15">sub</text:span> r11<text:span text:style-name="T16">,</text:span> rdi</text:p>
      <text:p text:style-name="P17"><text:s text:c="8"/><text:span text:style-name="T15">add</text:span> rsi<text:span text:style-name="T16">,</text:span> r11</text:p>
      <text:p text:style-name="P16"/>
      <text:p text:style-name="P17"><text:s text:c="8"/>mov rdx<text:span text:style-name="T16">,</text:span> <text:span text:style-name="T11">7</text:span></text:p>
      <text:p text:style-name="P17"><text:s text:c="8"/>mov rax<text:span text:style-name="T16">,</text:span> <text:span text:style-name="T11">10</text:span></text:p>
      <text:p text:style-name="P17"><text:s text:c="8"/>syscall</text:p>
      <text:p text:style-name="P16"/>
      <text:p text:style-name="P17"><text:s text:c="8"/><text:span text:style-name="T14">; Decrypting the encrypted sections</text:span></text:p>
      <text:p text:style-name="P17"><text:s text:c="8"/>mov rax<text:span text:style-name="T16">,</text:span> [rel startaddr]</text:p>
      <text:p text:style-name="P17"><text:s text:c="8"/>mov rcx<text:span text:style-name="T16">,</text:span> [rel size]</text:p>
      <text:p text:style-name="P17"><text:s text:c="8"/>mov rdx<text:span text:style-name="T16">,</text:span> [rel key]</text:p>
      <text:p text:style-name="P17"><text:s text:c="8"/><text:span text:style-name="T15">add</text:span> rcx<text:span text:style-name="T16">,</text:span> rax</text:p>
      <text:p text:style-name="P17"><text:s text:c="8"/>jmp decrypt</text:p>
      <text:p text:style-name="P16"/>
      <text:p text:style-name="P17"><text:s text:c="4"/>decrypt:</text:p>
      <text:p text:style-name="P17"><text:s text:c="8"/><text:span text:style-name="T15">xor</text:span> byte[rax]<text:span text:style-name="T16">,</text:span> dl</text:p>
      <text:p text:style-name="P17"><text:s text:c="8"/>ror rdx<text:span text:style-name="T16">,</text:span> <text:span text:style-name="T11">8</text:span></text:p>
      <text:p text:style-name="P17"><text:s text:c="8"/><text:span text:style-name="T15">inc</text:span> rax</text:p>
      <text:p text:style-name="P17"><text:s text:c="8"/>cmp rax<text:span text:style-name="T16">,</text:span> rcx</text:p>
      <text:p text:style-name="P17"><text:s text:c="8"/>jne decrypt</text:p>
      <text:p text:style-name="P16"/>
      <text:p text:style-name="P17"><text:s text:c="8"/><text:span text:style-name="T14">; Restoring the registers to their initial state</text:span></text:p>
      <text:p text:style-name="P17"><text:s text:c="8"/><text:span text:style-name="T15">pop</text:span> rcx</text:p>
      <text:p text:style-name="P17"><text:s text:c="8"/><text:span text:style-name="T15">pop</text:span> rdx</text:p>
      <text:p text:style-name="P17"><text:s text:c="8"/><text:span text:style-name="T15">pop</text:span> rsi</text:p>
      <text:p text:style-name="P17"><text:s text:c="8"/><text:span text:style-name="T15">pop</text:span> rdi</text:p>
      <text:p text:style-name="P17"><text:s text:c="8"/><text:span text:style-name="T15">pop</text:span> rax</text:p>
      <text:p text:style-name="P16"/>
      <text:p text:style-name="P17"><text:s text:c="8"/><text:span text:style-name="T14">; Returning to entry point</text:span></text:p>
      <text:p text:style-name="P17"><text:s text:c="8"/>mov r15<text:span text:style-name="T16">,</text:span> [rel retaddr]</text:p>
      <text:p text:style-name="P17"><text:s text:c="8"/>jmp r15</text:p>
      <text:p text:style-name="P16"/>
      <text:p text:style-name="P17"><text:span text:style-name="T13">align</text:span> <text:span text:style-name="T11">8</text:span></text:p>
      <text:p text:style-name="P17"><text:s text:c="4"/>msg <text:s text:c="8"/>db <text:span text:style-name="T17">"....WOODY...."</text:span><text:span text:style-name="T16">,</text:span>0x0a<text:span text:style-name="T16">,</text:span><text:span text:style-name="T11">0</text:span></text:p>
      <text:p text:style-name="P17"><text:s text:c="4"/>msg_len <text:s text:c="4"/><text:span text:style-name="T18">equ</text:span> <text:span text:style-name="T16">$</text:span> <text:span text:style-name="T16">-</text:span> msg</text:p>
      <text:p text:style-name="P17"><text:soft-page-break/><text:s text:c="4"/>retaddr <text:s text:c="4"/>dq 0x1111111111111111</text:p>
      <text:p text:style-name="P17"><text:s text:c="4"/>key <text:s text:c="8"/>dq 0x2222222222222222</text:p>
      <text:p text:style-name="P17"><text:s text:c="4"/>startaddr <text:s text:c="2"/>dq 0x3333333333333333</text:p>
      <text:p text:style-name="P17"><text:s text:c="4"/>size <text:s text:c="7"/>dq 0x4444444444444444</text:p>
      <text:p text:style-name="P15"><text:s text:c="4"/>alignedaddr dq 0x5555555555555555</text:p>
      <text:p text:style-name="P4">&gt; Le début du payload est assez simple, on sauvegarde les registers au cas où, puis on affiche un message (".... WOODY ....").</text:p>
      <text:p text:style-name="P4"/>
      <text:p text:style-name="P4">&gt; On doit ensuite procéder à un <text:span text:style-name="T2">syscall</text:span>, qui est <text:span text:style-name="T2">mprotect</text:span>. En effet, le payload sert à <text:span text:style-name="T2">décrypter </text:span>au runtime le fichier binaire qui est encrypté. Pour cela, on doit <text:span text:style-name="T2">modifier le processus en mémoire (la zone encryptée en tout cas)</text:span>, puisqu'il doit se décrypter. Par défaut, le segment contenant la section <text:span text:style-name="T2">text </text:span>n'est pas accessible en écriture (W), mais seulement en lecture et exécution (R X) – voir le premier screenshot de "Constructing the packer".</text:p>
      <text:p text:style-name="P4"/>
      <text:p text:style-name="P4">Mprotect est un appel système qui permet justement au processus de modifier les permissions de son propre address space :</text:p>
      <text:p text:style-name="P4"><text:a xlink:type="simple" xlink:href="https://man7.org/linux/man-pages/man2/mprotect.2.html" text:style-name="Internet_20_link" text:visited-style-name="Visited_20_Internet_20_Link">https://man7.org/linux/man-pages/man2/mprotect.2.html</text:a> </text:p>
      <text:p text:style-name="P4"/>
      <text:p text:style-name="P21">int mprotect(void *addr, size_t len, int prot);</text:p>
      <text:p text:style-name="P4"/>
      <text:p text:style-name="P4">Dans le prototype de la fonction :</text:p>
      <text:list xml:id="list6353703452466822265" text:style-name="L1">
        <text:list-item>
          <text:p text:style-name="P25"><text:span text:style-name="T19">addr</text:span> indique l'adresse à partir de laquelle les permissions doivent être changées. Cette adresse doit obligatoirement être <text:span text:style-name="T2">page aligned</text:span> (car l'attribution des permissions fonctionne sur des pages mémoires entières).</text:p>
        </text:list-item>
        <text:list-item>
          <text:p text:style-name="P25"><text:span text:style-name="T19">len</text:span> indique la taille de la zone mémoire dont les permissions doivent être changées. Il ne s'agit pas forcément d'une longueur page aligned, car en réalité mprotect va changer les permissions de toutes les pages concernées par addr + len (imaginons que addr est 0, et len 4097, alors 2 pages verront leurs permissions changer, donc de 0 à 8192).</text:p>
        </text:list-item>
        <text:list-item>
          <text:p text:style-name="P25"><text:span text:style-name="T19">prot</text:span> indique les permissions à appliquer à la zone mémoire.</text:p>
        </text:list-item>
      </text:list>
      <text:p text:style-name="P4"/>
      <text:p text:style-name="P4">On doit donc, dans le cadre du payload, appeler mprotect afin de rendre writable toutes les pages en mémoire qui contiennent la partie encryptée du fichier que l'on souhaite décrypter. Pour cela, on part de l'adresse alignée <text:span text:style-name="T2">alignedaddr</text:span> ; on la place dans <text:span text:style-name="T2">rdi</text:span>.</text:p>
      <text:p text:style-name="P4"/>
      <text:p text:style-name="P4"/>
      <text:p text:style-name="P4">au niveau de la taille, on souhaite modifier toutes les pages sur lesquelles s'étend le payload : il nous faut donc la taille du payload (on la place dans <text:span text:style-name="T2">rsi</text:span>), à laquelle on ajoute la différence entre l'adresse alignée de laquelle on part pour mprotect, et l'adresse réelle de départ de la zone encryptée :</text:p>
      <text:p text:style-name="P4"/>
      <text:p text:style-name="P4"><draw:frame draw:style-name="fr1" draw:name="images6" text:anchor-type="paragraph" svg:width="16.168cm" svg:height="4.103cm" draw:z-index="5"><draw:image xlink:href="Pictures/2000000700003F270000100670D3F8A9.svm" xlink:type="simple" xlink:show="embed" xlink:actuate="onLoad"/></draw:frame></text:p>
      <text:p text:style-name="P4">D'où le <text:span text:style-name="T19">mov r11, [rel startaddr] ; sub r11, rdi ; add rsi, r11</text:span>.</text:p>
      <text:p text:style-name="P4"/>
      <text:p text:style-name="P4">&gt; Une fois la mémoire writable, on peut décrypter. En utilisant startaddr, size et key, on crée la <text:soft-page-break/>boucle <text:span text:style-name="T2">decrypt</text:span> qui effectue un <text:span text:style-name="T2">XOR </text:span>sur chaque byte à partir de <text:span text:style-name="T19">startaddr</text:span> pendant <text:span text:style-name="T19">size</text:span>, grâce à la <text:span text:style-name="T19">key</text:span>, qui est rotate grâce à l'instruction <text:span text:style-name="T2">ror</text:span>.</text:p>
      <text:p text:style-name="P4"/>
      <text:p text:style-name="P4">&gt; Après avoir restauré les registers à leur état initial, on <text:span text:style-name="T2">jmp </text:span>au point d'entrée originel du binaire pour rediriger le flux d'exécution vers le comportement "normal" de l'exécutable.</text:p>
      <text:p text:style-name="P4"/>
      <text:p text:style-name="P4"/>
      <text:p text:style-name="P2">BREF<text:span text:style-name="T4">, on a encrypté le fichier, patch le payload, et injecté le payload de telle sorte que l'exécutable encrypté se décrypte lui-même lors de son exécution.</text:span></text:p>
      <text:p text:style-name="P4"/>
      <text:p text:style-name="P22"/>
      <text:p text:style-name="P4"/>
      <text:p text:style-name="P2">VARIATION 1 : extending the text segment to fit payload</text:p>
      <text:p text:style-name="P4"/>
      <text:p text:style-name="P2"><text:span text:style-name="T4">De manière générale, le payload rentrera dans l'espace de padding suivant le segment </text:span>text<text:span text:style-name="T4">, car le payload est relativement petit (150 – 250 bytes). Il peut cependant arriver que l'espace de padding ne soit pas suffisant (voire carrément inexistant).</text:span></text:p>
      <text:p text:style-name="P4"/>
      <text:p text:style-name="P2"><text:span text:style-name="T4">Dans de tels cas de figure, mon woody-woodpacker </text:span>étend le segment text<text:span text:style-name="T4"> afin de lui permettre d'accueillir le payload. On le voit dans le screenshot de la fonction </text:span>main <text:span text:style-name="T4">que j'ai mis ci-dessus. Si on se rend compte que la taille du payload est supérieure au "gap" (c'est-à-dire l'espace de padding), alors on appelle pas la fonction </text:span><text:span text:style-name="T20">inject_in_gap</text:span><text:span text:style-name="T4">, mais plutôt </text:span><text:span text:style-name="T20">extend_and_inject</text:span><text:span text:style-name="T4">. </text:span></text:p>
      <text:p text:style-name="P4"/>
      <text:p text:style-name="P10"><text:span text:style-name="T5">void</text:span> <text:s text:c="3"/><text:span text:style-name="T6">extend_and_inject</text:span><text:span text:style-name="T7">(t_elf</text:span> <text:span text:style-name="T7">*elf,</text:span> <text:span text:style-name="T7">t_payload</text:span> <text:span text:style-name="T7">*payload)</text:span></text:p>
      <text:p text:style-name="P11">{</text:p>
      <text:p text:style-name="P13"><text:s text:c="4"/><text:span text:style-name="T5">int</text:span> <text:span text:style-name="T7">pages_to_add</text:span> <text:span text:style-name="T7">=</text:span> <text:span text:style-name="T7">((payload-&gt;txt_sec-&gt;sh_size</text:span> <text:span text:style-name="T7">-</text:span> <text:span text:style-name="T7">elf-&gt;gap_size)</text:span> <text:span text:style-name="T7">/</text:span> <text:span text:style-name="T7">PAGE_SIZE)</text:span> <text:span text:style-name="T7">+</text:span> <text:span text:style-name="T10">1</text:span><text:span text:style-name="T7">;</text:span></text:p>
      <text:p text:style-name="P13"/>
      <text:p text:style-name="P13"><text:s text:c="4"/><text:span text:style-name="T7">printf(GRN</text:span> <text:span text:style-name="T9">"[+] Not enough space in gap. Extending .text segment\n"</text:span> <text:span text:style-name="T7">RES);</text:span></text:p>
      <text:p text:style-name="P13"><text:s text:c="4"/><text:span text:style-name="T7">extend_segment(elf,</text:span> <text:span text:style-name="T7">payload-&gt;txt_sec-&gt;sh_size,</text:span> <text:span text:style-name="T7">pages_to_add);</text:span></text:p>
      <text:p text:style-name="P11"/>
      <text:p text:style-name="P13"><text:s text:c="4"/><text:span text:style-name="T7">elf-&gt;header-&gt;e_entry</text:span> <text:span text:style-name="T7">=</text:span> <text:span text:style-name="T7">elf-&gt;text_segment-&gt;p_vaddr</text:span> <text:span text:style-name="T7">+</text:span></text:p>
      <text:p text:style-name="P13"><text:span text:style-name="T7"><text:tab/><text:tab/><text:tab/><text:tab/>(elf-&gt;injection_point</text:span> <text:span text:style-name="T7">-</text:span> <text:span text:style-name="T7">elf-&gt;text_segment-&gt;p_offset);</text:span></text:p>
      <text:p text:style-name="P13"><text:s text:c="4"/></text:p>
      <text:p text:style-name="P13"><text:span text:style-name="T7"><text:tab/>write_after_extension(elf,</text:span> <text:span text:style-name="T7">payload,</text:span> <text:span text:style-name="T7">pages_to_add);</text:span></text:p>
      <text:p text:style-name="P14">}</text:p>
      <text:p text:style-name="P4">On voit dans un premier temps que cette fonction calcule le nombre de PAGES qu'on va devoir ajouter au segment text afin de pouvoir faire rentrer notre payload. S'il nous manque 60 bytes pour faire rentrer le payload par rapport au padding déjà présent, il nous faut 1 page ; s'il nous en manque 4097, il nous faut 2 pages ; etc...</text:p>
      <text:p text:style-name="P4"/>
      <text:p text:style-name="P4">On appelle ensuite la fonction <text:span text:style-name="T2">extend_segment</text:span> :</text:p>
      <text:p text:style-name="P4"/>
      <text:p text:style-name="P4"/>
      <text:p text:style-name="P4"/>
      <text:p text:style-name="P4"/>
      <text:p text:style-name="P4"/>
      <text:p text:style-name="P4"/>
      <text:p text:style-name="P4"/>
      <text:p text:style-name="P4"/>
      <text:p text:style-name="P4"/>
      <text:p text:style-name="P10"><text:soft-page-break/><text:span text:style-name="T5">void</text:span> <text:s text:c="3"/><text:span text:style-name="T6">extend_segment</text:span><text:span text:style-name="T7">(t_elf</text:span> <text:span text:style-name="T7">*elf,</text:span> <text:span text:style-name="T5">size_t</text:span> <text:span text:style-name="T7">payload_size,</text:span> <text:span text:style-name="T5">int</text:span> <text:span text:style-name="T7">pg_nb)</text:span></text:p>
      <text:p text:style-name="P11">{</text:p>
      <text:p text:style-name="P13"><text:s text:c="4"/><text:span text:style-name="T7">Elf64_Phdr</text:span> <text:s/><text:span text:style-name="T7">*segments</text:span> <text:span text:style-name="T7">=</text:span> <text:span text:style-name="T7">(Elf64_Phdr</text:span> <text:span text:style-name="T7">*)(elf-&gt;map</text:span> <text:span text:style-name="T7">+</text:span> <text:span text:style-name="T7">elf-&gt;header-&gt;e_phoff);</text:span></text:p>
      <text:p text:style-name="P13"><text:s text:c="4"/><text:span text:style-name="T7">Elf64_Shdr</text:span> <text:s/><text:span text:style-name="T7">*sections</text:span> <text:span text:style-name="T7">=</text:span> <text:span text:style-name="T7">(Elf64_Shdr</text:span> <text:span text:style-name="T7">*)(elf-&gt;map</text:span> <text:span text:style-name="T7">+</text:span> <text:span text:style-name="T7">elf-&gt;header-&gt;e_shoff);</text:span></text:p>
      <text:p text:style-name="P13"><text:s text:c="4"/><text:span text:style-name="T7">Elf64_Addr</text:span> <text:s/><text:span text:style-name="T7">evaddr;</text:span></text:p>
      <text:p text:style-name="P13"><text:s text:c="4"/><text:span text:style-name="T5">int</text:span> <text:s text:c="8"/><text:span text:style-name="T7">i</text:span> <text:span text:style-name="T7">=</text:span> <text:span text:style-name="T10">0</text:span><text:span text:style-name="T7">;</text:span></text:p>
      <text:p text:style-name="P13"/>
      <text:p text:style-name="P13"><text:s text:c="4"/><text:span text:style-name="T8">while</text:span> <text:span text:style-name="T7">(&amp;segments[i]</text:span> <text:span text:style-name="T7">!=</text:span> <text:span text:style-name="T7">elf-&gt;text_segment)</text:span></text:p>
      <text:p text:style-name="P13"><text:s text:c="8"/><text:span text:style-name="T7">i++;</text:span></text:p>
      <text:p text:style-name="P13"><text:s text:c="4"/><text:span text:style-name="T7">printf(</text:span><text:span text:style-name="T9">"[*] Extending .text segment\n"</text:span><text:span text:style-name="T7">);</text:span></text:p>
      <text:p text:style-name="P13"><text:s text:c="4"/><text:span text:style-name="T7">evaddr</text:span> <text:span text:style-name="T7">=</text:span> <text:span text:style-name="T7">segments[i].p_vaddr</text:span> <text:span text:style-name="T7">+</text:span> <text:span text:style-name="T7">segments[i].p_filesz;</text:span></text:p>
      <text:p text:style-name="P13"><text:s text:c="4"/><text:span text:style-name="T7">segments[i].p_filesz</text:span> <text:span text:style-name="T7">+=</text:span> <text:span text:style-name="T7">payload_size;</text:span></text:p>
      <text:p text:style-name="P13"><text:s text:c="4"/><text:span text:style-name="T7">segments[i].p_memsz</text:span> <text:span text:style-name="T7">+=</text:span> <text:span text:style-name="T7">payload_size;</text:span></text:p>
      <text:p text:style-name="P13"><text:s text:c="4"/></text:p>
      <text:p text:style-name="P13"><text:s text:c="4"/><text:span text:style-name="T7">printf(</text:span><text:span text:style-name="T9">"[*] Patching subsequent segment headers\n"</text:span><text:span text:style-name="T7">);</text:span></text:p>
      <text:p text:style-name="P13"><text:s text:c="4"/><text:span text:style-name="T7">i++;</text:span></text:p>
      <text:p text:style-name="P13"><text:s text:c="4"/><text:span text:style-name="T8">for</text:span> <text:span text:style-name="T7">(;</text:span> <text:span text:style-name="T7">i</text:span> <text:span text:style-name="T7">&lt;</text:span> <text:span text:style-name="T7">elf-&gt;header-&gt;e_phnum;</text:span> <text:span text:style-name="T7">i++)</text:span></text:p>
      <text:p text:style-name="P13"><text:s text:c="8"/><text:span text:style-name="T7">segments[i].p_offset</text:span> <text:span text:style-name="T7">+=</text:span> <text:span text:style-name="T7">pg_nb</text:span> <text:span text:style-name="T7">*</text:span> <text:span text:style-name="T7">PAGE_SIZE;</text:span></text:p>
      <text:p text:style-name="P13"/>
      <text:p text:style-name="P13"><text:s text:c="4"/><text:span text:style-name="T7">printf(</text:span><text:span text:style-name="T9">"[*] Patching subsequent section headers\n"</text:span><text:span text:style-name="T7">);</text:span></text:p>
      <text:p text:style-name="P13"><text:s text:c="4"/><text:span text:style-name="T8">for</text:span> <text:span text:style-name="T7">(</text:span><text:span text:style-name="T5">int</text:span> <text:span text:style-name="T7">i</text:span> <text:span text:style-name="T7">=</text:span> <text:span text:style-name="T10">0</text:span><text:span text:style-name="T7">;</text:span> <text:span text:style-name="T7">i</text:span> <text:span text:style-name="T7">&lt;</text:span> <text:span text:style-name="T7">elf-&gt;header-&gt;e_shnum;</text:span> <text:span text:style-name="T7">i++)</text:span></text:p>
      <text:p text:style-name="P13"><text:s text:c="4"/><text:span text:style-name="T7">{</text:span></text:p>
      <text:p text:style-name="P13"><text:s text:c="8"/><text:span text:style-name="T8">if</text:span> <text:span text:style-name="T7">(sections[i].sh_offset</text:span> <text:span text:style-name="T7">&gt;</text:span> <text:span text:style-name="T7">elf-&gt;injection_point)</text:span></text:p>
      <text:p text:style-name="P13"><text:s text:c="12"/><text:span text:style-name="T7">sections[i].sh_offset</text:span> <text:span text:style-name="T7">+=</text:span> <text:span text:style-name="T7">pg_nb</text:span> <text:span text:style-name="T7">*</text:span> <text:span text:style-name="T7">PAGE_SIZE;</text:span></text:p>
      <text:p text:style-name="P13"><text:s text:c="8"/><text:span text:style-name="T8">else</text:span> <text:span text:style-name="T8">if</text:span> <text:span text:style-name="T7">(sections[i].sh_addr</text:span> <text:span text:style-name="T7">+</text:span> <text:span text:style-name="T7">sections[i].sh_size</text:span> <text:span text:style-name="T7">==</text:span> <text:span text:style-name="T7">evaddr)</text:span></text:p>
      <text:p text:style-name="P13"><text:s text:c="12"/><text:span text:style-name="T7">sections[i].sh_size</text:span> <text:span text:style-name="T7">+=</text:span> <text:span text:style-name="T7">payload_size;</text:span></text:p>
      <text:p text:style-name="P13"><text:s text:c="4"/><text:span text:style-name="T7">}</text:span></text:p>
      <text:p text:style-name="P13"/>
      <text:p text:style-name="P13"><text:s text:c="4"/><text:span text:style-name="T7">printf(</text:span><text:span text:style-name="T9">"[*] Patching section offset in ELF header\n"</text:span><text:span text:style-name="T7">);</text:span></text:p>
      <text:p text:style-name="P13"><text:s text:c="4"/><text:span text:style-name="T8">if</text:span> <text:span text:style-name="T7">(elf-&gt;header-&gt;e_shoff</text:span> <text:span text:style-name="T7">&gt;</text:span> <text:span text:style-name="T7">elf-&gt;injection_point)</text:span></text:p>
      <text:p text:style-name="P13"><text:s text:c="8"/><text:span text:style-name="T7">elf-&gt;header-&gt;e_shoff</text:span> <text:span text:style-name="T7">+=</text:span> <text:span text:style-name="T7">pg_nb</text:span> <text:span text:style-name="T7">*</text:span> <text:span text:style-name="T7">PAGE_SIZE;</text:span></text:p>
      <text:p text:style-name="P13"/>
      <text:p text:style-name="P13"><text:s text:c="4"/><text:span text:style-name="T7">printf(GRN</text:span> <text:span text:style-name="T9">"[+] Successfully extended .text segment\n"</text:span> <text:span text:style-name="T7">RES);</text:span></text:p>
      <text:p text:style-name="P14">}</text:p>
      <text:p text:style-name="P4">On commence par se placer sur le text segment. Ensuite, on sauvegarde l'adresse virtuelle de la fin du segment text avant qu'il ne soit étendu (on en aura besoin juste après).</text:p>
      <text:p text:style-name="P4">On augmente ensuite la taille du segment de la taille de notre payload, que ça soit dans le fichier, ou en mémoire.</text:p>
      <text:p text:style-name="P4"/>
      <text:p text:style-name="P4">Il est temps ensuite de patch tous les segments subséquents. Puisqu'on va étendre le segment text de n * PAGE_SIZE (encore une fois, un segment doit être aligné avec 4096), l'offset de chaque segment subséquent dans le fichier se retrouvera décalé de n * PAGE_SIZE. Il est essentiel que cela soit reflété dans les segment headers, afin qu'au chargement du fichier ELF, les segments puissent être retrouvés.</text:p>
      <text:p text:style-name="P4"/>
      <text:p text:style-name="P4">On fait ensuite exactement la même chose pour toutes les sections dont l'offset dans le fichier est supérieur à l'offset de notre point d'injection. Toutes ces sections seront décalées de n * PAGE_SIZE dans le fichier puisqu'on aura ajouté le payload <text:span text:style-name="T2">avant elles</text:span>.</text:p>
      <text:p text:style-name="P4"/>
      <text:p text:style-name="P4">On détermine la section qui s'arrêtait à la fin du segment text avant extension pour étendre sa taille de <text:span text:style-name="T2">payload_size</text:span> ; cela va permettre d'être un peu plus discret, et simulera le fait que le payload fait <text:soft-page-break/>en réalité partie de cette section.</text:p>
      <text:p text:style-name="P4"/>
      <text:p text:style-name="P4">On patch enfin le e_shoff du ELF header si l'offset se situe plus bas que le point d'injection. Cela devrait généralement toujours être le cas, car e_shoff indique l'offset de la table des sections, qui est généralement en fin de fichier.</text:p>
      <text:p text:style-name="P4"/>
      <text:p text:style-name="P4">Voilà, suite à cette fonction notre segment text a bien été étendu, de telle sorte qu'il peut désormais accueillir le payload.</text:p>
      <text:p text:style-name="P4"/>
      <text:p text:style-name="P4"><draw:frame draw:style-name="fr2" draw:name="images7" text:anchor-type="paragraph" svg:width="16.999cm" svg:height="3.59cm" draw:z-index="6"><draw:image xlink:href="Pictures/200000070000431400000E2A8CDCE3F0.svm" xlink:type="simple" xlink:show="embed" xlink:actuate="onLoad"/></draw:frame></text:p>
      <text:p text:style-name="P4">On patch ensuite le point d'entrée, qui sera :</text:p>
      <text:p text:style-name="P4"><text:s/></text:p>
      <text:p text:style-name="P23">elf-&gt;text_segment-&gt;p_vaddr + <text:span text:style-name="T4">(elf-&gt;injection_point</text:span><text:span text:style-name="T4"> </text:span><text:span text:style-name="T4">-</text:span><text:span text:style-name="T4"> </text:span><text:span text:style-name="T4">elf-&gt;text_segment-&gt;p_offset);</text:span></text:p>
      <text:p text:style-name="P4"/>
      <text:p text:style-name="P4">(On veut l'adresse virtuelle du segment text, auquel on ajoute le décalage du point d'injection, mais pas absolu, par rapport au début du text segment).</text:p>
      <text:p text:style-name="P4"/>
      <text:p text:style-name="P4">Enfin, on appelle la fonction <text:span text:style-name="T2">write_after_extension</text:span> :</text:p>
      <text:p text:style-name="P4"/>
      <text:p text:style-name="P10"><text:span text:style-name="T5">void</text:span> <text:s text:c="3"/><text:span text:style-name="T6">write_after_extension</text:span><text:span text:style-name="T7">(t_elf</text:span> <text:span text:style-name="T7">*elf,</text:span> <text:span text:style-name="T7">t_payload</text:span> <text:span text:style-name="T7">*payload,</text:span> <text:span text:style-name="T5">int</text:span> <text:span text:style-name="T7">pages_to_add)</text:span></text:p>
      <text:p text:style-name="P11">{</text:p>
      <text:p text:style-name="P13"><text:span text:style-name="T5"><text:tab/>int </text:span><text:span text:style-name="T7">padding</text:span> <text:span text:style-name="T7">=</text:span> <text:span text:style-name="T7">get_padding(pages_to_add,</text:span> <text:span text:style-name="T7">payload-&gt;txt_sec-&gt;sh_size,</text:span> </text:p>
      <text:p text:style-name="P11"><text:tab/><text:tab/><text:tab/><text:tab/><text:tab/><text:tab/>elf-&gt;gap_size);</text:p>
      <text:p text:style-name="P13"><text:s text:c="4"/><text:span text:style-name="T5">char</text:span> <text:s text:c="7"/><text:span text:style-name="T7">*zeros;</text:span></text:p>
      <text:p text:style-name="P13"/>
      <text:p text:style-name="P13"><text:s text:c="4"/><text:span text:style-name="T7">zeros</text:span> <text:span text:style-name="T7">=</text:span> <text:span text:style-name="T7">malloc(padding</text:span> <text:span text:style-name="T7">*</text:span> <text:span text:style-name="T8">sizeof</text:span><text:span text:style-name="T7">(</text:span><text:span text:style-name="T5">char</text:span><text:span text:style-name="T7">));</text:span></text:p>
      <text:p text:style-name="P13"><text:s text:c="4"/><text:span text:style-name="T7">bzero(zeros,</text:span> <text:span text:style-name="T7">padding);</text:span></text:p>
      <text:p text:style-name="P11"/>
      <text:p text:style-name="P13"><text:s text:c="4"/><text:span text:style-name="T7">write_to_output(elf-&gt;map,</text:span> <text:span text:style-name="T7">elf-&gt;injection_point);</text:span></text:p>
      <text:p text:style-name="P13"><text:span text:style-name="T7"><text:s text:c="4"/>add_to_output(payload-&gt;map</text:span> <text:span text:style-name="T7">+</text:span> <text:span text:style-name="T7">payload-&gt;txt_sec-&gt;sh_offset,</text:span></text:p>
      <text:p text:style-name="P11"><text:tab/><text:tab/><text:tab/>payload-&gt;txt_sec-&gt;sh_size);</text:p>
      <text:p text:style-name="P13"><text:s text:c="4"/><text:span text:style-name="T7">add_to_output(zeros,</text:span> <text:span text:style-name="T7">padding);</text:span></text:p>
      <text:p text:style-name="P13"><text:s text:c="4"/><text:span text:style-name="T7">add_to_output(elf-&gt;map</text:span> <text:span text:style-name="T7">+</text:span> <text:span text:style-name="T7">elf-&gt;injection_point</text:span> <text:span text:style-name="T7">+</text:span> <text:span text:style-name="T7">elf-&gt;gap_size,</text:span></text:p>
      <text:p text:style-name="P13"><text:span text:style-name="T7"><text:tab/><text:tab/><text:tab/>(elf-&gt;fsize)</text:span> <text:span text:style-name="T7">-</text:span> <text:span text:style-name="T7">(elf-&gt;injection_point));</text:span></text:p>
      <text:p text:style-name="P13"><text:s text:c="4"/><text:span text:style-name="T7">printf(GRN</text:span> <text:span text:style-name="T9">"[+] Injection complete\n"</text:span> <text:span text:style-name="T7">RES);</text:span></text:p>
      <text:p text:style-name="P13"><text:s text:c="4"/><text:span text:style-name="T7">free(zeros);</text:span></text:p>
      <text:p text:style-name="P14">}</text:p>
      <text:p text:style-name="P4">On écrit tout d'abord dans notre output file tout ce qui se situe dans le fichier parent avant le point d'injection. Rien n'a changé (à part le e_shoff du header).</text:p>
      <text:p text:style-name="P4">On écrit ensuite le payload dans le fichier.</text:p>
      <text:p text:style-name="P4">On ajoute le padding manquant, qu'on a calculé avec la fonction <text:span text:style-name="T2">get_padding</text:span>, qui retourne le nombre de bytes de padding nécessaires correspondant à la partie orange sur le schéma suivant :</text:p>
      <text:p text:style-name="P4"/>
      <text:p text:style-name="P4"/>
      <text:p text:style-name="P4"><draw:frame draw:style-name="fr2" draw:name="images8" text:anchor-type="paragraph" svg:width="16.999cm" svg:height="3.978cm" draw:z-index="7"><draw:image xlink:href="Pictures/20000007000045C400001055D5DFEE3E.svm" xlink:type="simple" xlink:show="embed" xlink:actuate="onLoad"/></draw:frame><text:soft-page-break/></text:p>
      <text:p text:style-name="P4">On écrit le reste du fichier parent. Attention cependant, à ne pas partir de <text:span text:style-name="T2">injection_point</text:span>, mais de <text:span text:style-name="T2">injection_point + gap</text:span> : en effet, on s'est déjà occupé d'ajouter le bon padding, on ne veut pas inscrire l'ancien padding correspondant au gap du fichier au segment text non-modifié !</text:p>
      <text:p text:style-name="P4"/>
      <text:p text:style-name="P4">L'injection est désormais complète, avec extension du segment text.</text:p>
      <text:p text:style-name="P4"/>
      <text:p text:style-name="P4"/>
      <text:p text:style-name="P22"/>
      <text:p text:style-name="P4"/>
      <text:p text:style-name="P2">VARIATION 2<text:span text:style-name="T4"> : </text:span>Adding support for PIC (Position Independent Code)</text:p>
      <text:p text:style-name="P4"/>
      <text:p text:style-name="P4">Tout ce qui a été décrit ci-dessus fonctionne correctement lorsque les adresses auxquelles le programme est chargé en mémoire sont des adresses virtuelles fixes (Position Dependent Code).</text:p>
      <text:p text:style-name="P4"/>
      <text:p text:style-name="P4">On reconnaît ces fichiers car un readelf nous fournit une adresse virtuelle crédible, débutant généralement vers 0x400000, pour les segments et le point d'entrée fichier :</text:p>
      <text:p text:style-name="P4"/>
      <text:p text:style-name="P4"><draw:frame draw:style-name="fr2" draw:name="images9" text:anchor-type="paragraph" svg:width="16.999cm" svg:height="5.341cm" draw:z-index="8"><draw:image xlink:href="Pictures/2000000700004A01000017422B807695.svm" xlink:type="simple" xlink:show="embed" xlink:actuate="onLoad"/></draw:frame><draw:frame draw:style-name="fr5" draw:name="images10" text:anchor-type="paragraph" svg:x="0.072cm" svg:y="5.521cm" svg:width="12.778cm" svg:height="4.115cm" draw:z-index="9"><draw:image xlink:href="Pictures/2000000700003F910000147833E2DD72.svm" xlink:type="simple" xlink:show="embed" xlink:actuate="onLoad"/></draw:frame></text:p>
      <text:p text:style-name="P4">De même, la commande <text:span text:style-name="T19">file</text:span> nous affiche qu'il s'agit d'un fichier exécutable classique.</text:p>
      <text:p text:style-name="P4"/>
      <text:p text:style-name="P4"><draw:frame draw:style-name="fr1" draw:name="images11" text:anchor-type="paragraph" svg:width="16.565cm" svg:height="2.434cm" draw:z-index="10"><draw:image xlink:href="Pictures/20000007000040B400000983D77712B1.svm" xlink:type="simple" xlink:show="embed" xlink:actuate="onLoad"/></draw:frame><text:soft-page-break/></text:p>
      <text:p text:style-name="P4">Ces binaires sont donc systématiquement chargés en mémoire aux adresses virtuelles indiquées dans le fichier ELF. Il existe cependant également des fichiers compilés en Position Independent Code (<text:span text:style-name="T2">PIC</text:span>).</text:p>
      <text:p text:style-name="P4"/>
      <text:p text:style-name="P4">Ces binaires seront chargés en mémoire systématiquement à des adresses aléatoires (le PIC permet à l'ASLR de fonctionner). <text:s/>C'est pour cela que lorsqu'on examine le binaire avec readelf, on ne voit pas des adresses fixes, mais uniquement des offsets :</text:p>
      <text:p text:style-name="P4"/>
      <text:p text:style-name="P4"><draw:frame draw:style-name="fr2" draw:name="images12" text:anchor-type="paragraph" svg:width="16.999cm" svg:height="5.348cm" draw:z-index="11"><draw:image xlink:href="Pictures/20000007000049E700001742BE655619.svm" xlink:type="simple" xlink:show="embed" xlink:actuate="onLoad"/></draw:frame></text:p>
      <text:p text:style-name="P4"/>
      <text:p text:style-name="P4"><draw:frame draw:style-name="fr2" draw:name="images13" text:anchor-type="paragraph" svg:width="16.999cm" svg:height="4.852cm" draw:z-index="12"><draw:image xlink:href="Pictures/20000007000048C4000014C790076E3D.svm" xlink:type="simple" xlink:show="embed" xlink:actuate="onLoad"/></draw:frame></text:p>
      <text:p text:style-name="P4">De même, la commande <text:span text:style-name="T19">file</text:span> nous indique qu'il s'agit d'un objet partagé :</text:p>
      <text:p text:style-name="P4"/>
      <text:p text:style-name="P4"><draw:frame draw:style-name="fr1" draw:name="images14" text:anchor-type="paragraph" svg:width="16.536cm" svg:height="2.434cm" draw:z-index="13"><draw:image xlink:href="Pictures/200000070000409900000983A3D729AB.svm" xlink:type="simple" xlink:show="embed" xlink:actuate="onLoad"/></draw:frame></text:p>
      <text:p text:style-name="P4">En effet, à l'origine seules les librairies standards et autres objets de ce type étaient compilés en PIC. Il semble cependant que dans les versions récentes de GCC, l'option PIC soit activée par défaut, y compris à la compilation de binaires "classiques".</text:p>
      <text:p text:style-name="P4"/>
      <text:p text:style-name="P4">Quoi qu'il en soit, on ne peut plus remplacer les points d'entrée, les adresses de début d'encryption, les adresses alignées etc... Par des adresses fixes comme on le faisait dans le payload <text:span text:style-name="T2">asm </text:span>présenté <text:soft-page-break/>ci-dessus. Ce qu'il faudrait faire, c'est <text:span text:style-name="T2">leak au runtime l'adresse aléatoire à laquelle le programme a été chargé, puis fonctionner en offsets</text:span>. C'est précisément ce qu'on fait pour ce payload, rédigé précisément pour des binaires PIC :</text:p>
      <text:p text:style-name="P4"/>
      <text:p text:style-name="P19">[BITS 64]</text:p>
      <text:p text:style-name="P16"/>
      <text:p text:style-name="P17"><text:span text:style-name="T18">section</text:span> .text</text:p>
      <text:p text:style-name="P17"><text:s text:c="4"/><text:span text:style-name="T18">global</text:span> _start</text:p>
      <text:p text:style-name="P16"/>
      <text:p text:style-name="P20">_start:</text:p>
      <text:p text:style-name="P17"><text:s text:c="8"/><text:span text:style-name="T22">call</text:span> <text:span text:style-name="T13">entry</text:span></text:p>
      <text:p text:style-name="P20">    entry:</text:p>
      <text:p text:style-name="P17"><text:s text:c="8"/><text:span text:style-name="T22">pop</text:span> r1<text:span text:style-name="T11">4</text:span></text:p>
      <text:p text:style-name="P17"><text:s text:c="8"/><text:span text:style-name="T22">mov</text:span> r1<text:span text:style-name="T11">0</text:span><text:span text:style-name="T16">,</text:span> <text:span text:style-name="T16">[</text:span>rel payload_off<text:span text:style-name="T16">]</text:span></text:p>
      <text:p text:style-name="P17"><text:s text:c="8"/><text:span text:style-name="T22">mov</text:span> r1<text:span text:style-name="T11">1</text:span><text:span text:style-name="T16">,</text:span> <text:span text:style-name="T16">(</text:span>entry <text:span text:style-name="T16">-</text:span> _start<text:span text:style-name="T16">)</text:span></text:p>
      <text:p text:style-name="P17"><text:s text:c="8"/><text:span text:style-name="T22">add</text:span> r1<text:span text:style-name="T11">0</text:span><text:span text:style-name="T16">,</text:span> r1<text:span text:style-name="T11">1</text:span></text:p>
      <text:p text:style-name="P17"><text:s text:c="8"/><text:span text:style-name="T22">sub</text:span> r1<text:span text:style-name="T11">4</text:span><text:span text:style-name="T16">,</text:span> r1<text:span text:style-name="T11">0</text:span></text:p>
      <text:p text:style-name="P16"/>
      <text:p text:style-name="P17"><text:s text:c="8"/><text:span text:style-name="T14">; Saving the registers' initial state</text:span></text:p>
      <text:p text:style-name="P17"><text:s text:c="8"/><text:span text:style-name="T22">push</text:span> rax</text:p>
      <text:p text:style-name="P17"><text:s text:c="8"/><text:span text:style-name="T22">push</text:span> rdi</text:p>
      <text:p text:style-name="P17"><text:s text:c="8"/><text:span text:style-name="T22">push</text:span> rsi</text:p>
      <text:p text:style-name="P17"><text:s text:c="8"/><text:span text:style-name="T22">push</text:span> rdx</text:p>
      <text:p text:style-name="P17"><text:s text:c="8"/><text:span text:style-name="T22">push</text:span> rcx</text:p>
      <text:p text:style-name="P16"/>
      <text:p text:style-name="P17"><text:s text:c="8"/><text:span text:style-name="T14">; Displaying the "... Woody ..." message</text:span></text:p>
      <text:p text:style-name="P17"><text:s text:c="8"/><text:span text:style-name="T22">mov</text:span> rax<text:span text:style-name="T16">,</text:span> <text:span text:style-name="T11">1</text:span></text:p>
      <text:p text:style-name="P17"><text:s text:c="8"/><text:span text:style-name="T22">mov</text:span> rdi<text:span text:style-name="T16">,</text:span> <text:span text:style-name="T11">1</text:span></text:p>
      <text:p text:style-name="P17"><text:s text:c="8"/><text:span text:style-name="T22">lea</text:span> rsi<text:span text:style-name="T16">,</text:span> <text:span text:style-name="T16">[</text:span>rel msg<text:span text:style-name="T16">]</text:span></text:p>
      <text:p text:style-name="P17"><text:s text:c="8"/><text:span text:style-name="T22">mov</text:span> rdx<text:span text:style-name="T16">,</text:span> msg_len</text:p>
      <text:p text:style-name="P17"><text:s text:c="8"/><text:span text:style-name="T23">syscall</text:span></text:p>
      <text:p text:style-name="P16"/>
      <text:p text:style-name="P17"><text:s text:c="8"/><text:span text:style-name="T14">; Calling mprotect to make encrypted sections writable</text:span></text:p>
      <text:p text:style-name="P17"><text:s text:c="8"/><text:span text:style-name="T22">mov</text:span> rdi<text:span text:style-name="T16">,</text:span> r1<text:span text:style-name="T11">4</text:span></text:p>
      <text:p text:style-name="P17"><text:s text:c="8"/><text:span text:style-name="T22">mov</text:span> rsi<text:span text:style-name="T16">,</text:span> <text:span text:style-name="T16">[</text:span>rel <text:span text:style-name="T18">size</text:span><text:span text:style-name="T16">]</text:span></text:p>
      <text:p text:style-name="P17"><text:s text:c="8"/><text:span text:style-name="T22">mov</text:span> r1<text:span text:style-name="T11">2</text:span><text:span text:style-name="T16">,</text:span> <text:span text:style-name="T16">[</text:span>rel enc_off<text:span text:style-name="T16">]</text:span></text:p>
      <text:p text:style-name="P17"><text:s text:c="8"/><text:span text:style-name="T22">add</text:span> r1<text:span text:style-name="T11">2</text:span><text:span text:style-name="T16">,</text:span> r1<text:span text:style-name="T11">4</text:span></text:p>
      <text:p text:style-name="P17"><text:s text:c="8"/><text:span text:style-name="T22">sub</text:span> r1<text:span text:style-name="T11">2</text:span><text:span text:style-name="T16">,</text:span> r1<text:span text:style-name="T11">4</text:span></text:p>
      <text:p text:style-name="P17"><text:s text:c="8"/><text:span text:style-name="T22">add</text:span> rsi<text:span text:style-name="T16">,</text:span> r1<text:span text:style-name="T11">2</text:span></text:p>
      <text:p text:style-name="P17"><text:s text:c="8"/><text:span text:style-name="T22">mov</text:span> rdx<text:span text:style-name="T16">,</text:span> <text:span text:style-name="T11">7</text:span></text:p>
      <text:p text:style-name="P17"><text:s text:c="8"/><text:span text:style-name="T22">mov</text:span> rax<text:span text:style-name="T16">,</text:span> <text:span text:style-name="T11">10</text:span></text:p>
      <text:p text:style-name="P17"><text:s text:c="8"/><text:span text:style-name="T23">syscall</text:span></text:p>
      <text:p text:style-name="P16"/>
      <text:p text:style-name="P17"><text:s text:c="8"/><text:span text:style-name="T14">; Decrypting the encrypted sections</text:span></text:p>
      <text:p text:style-name="P17"><text:s text:c="8"/><text:span text:style-name="T22">mov</text:span> rax<text:span text:style-name="T16">,</text:span> r1<text:span text:style-name="T11">4</text:span></text:p>
      <text:p text:style-name="P17"><text:s text:c="8"/><text:span text:style-name="T22">mov</text:span> r1<text:span text:style-name="T11">0</text:span><text:span text:style-name="T16">,</text:span> <text:span text:style-name="T16">[</text:span>rel enc_off<text:span text:style-name="T16">]</text:span></text:p>
      <text:p text:style-name="P17"><text:s text:c="8"/><text:span text:style-name="T22">add</text:span> rax<text:span text:style-name="T16">,</text:span> r1<text:span text:style-name="T11">0</text:span></text:p>
      <text:p text:style-name="P17"><text:s text:c="8"/><text:span text:style-name="T22">mov</text:span> rcx<text:span text:style-name="T16">,</text:span> <text:span text:style-name="T16">[</text:span>rel <text:span text:style-name="T18">size</text:span><text:span text:style-name="T16">]</text:span></text:p>
      <text:p text:style-name="P17"><text:s text:c="8"/><text:span text:style-name="T22">mov</text:span> rdx<text:span text:style-name="T16">,</text:span> <text:span text:style-name="T16">[</text:span>rel key<text:span text:style-name="T16">]</text:span></text:p>
      <text:p text:style-name="P17"><text:s text:c="8"/><text:span text:style-name="T22">add</text:span> rcx<text:span text:style-name="T16">,</text:span> rax</text:p>
      <text:p text:style-name="P17"><text:s text:c="8"/><text:span text:style-name="T22">jmp</text:span> <text:span text:style-name="T13">decrypt</text:span></text:p>
      <text:p text:style-name="P16"/>
      <text:p text:style-name="P20">    decrypt:</text:p>
      <text:p text:style-name="P17"><text:s text:c="8"/><text:span text:style-name="T22">xor</text:span> <text:span text:style-name="T22">byte</text:span><text:span text:style-name="T16">[</text:span>rax<text:span text:style-name="T16">],</text:span> <text:span text:style-name="T24">dl</text:span></text:p>
      <text:p text:style-name="P17"><text:s text:c="8"/><text:span text:style-name="T22">ror</text:span> rdx<text:span text:style-name="T16">,</text:span> <text:span text:style-name="T11">8</text:span></text:p>
      <text:p text:style-name="P17"><text:s text:c="8"/><text:span text:style-name="T22">inc</text:span> rax</text:p>
      <text:p text:style-name="P17"><text:s text:c="8"/><text:span text:style-name="T22">cmp</text:span> rax<text:span text:style-name="T16">,</text:span> rcx</text:p>
      <text:p text:style-name="P17"><text:s text:c="8"/><text:span text:style-name="T22">jne</text:span> <text:span text:style-name="T13">decrypt</text:span></text:p>
      <text:p text:style-name="P16"/>
      <text:p text:style-name="P17"><text:s text:c="8"/><text:span text:style-name="T14">; Restoring the registers to their initial state</text:span></text:p>
      <text:p text:style-name="P17"><text:s text:c="8"/><text:span text:style-name="T22">pop</text:span> rcx</text:p>
      <text:p text:style-name="P17"><text:s text:c="8"/><text:span text:style-name="T22">pop</text:span> rdx</text:p>
      <text:p text:style-name="P17"><text:s text:c="8"/><text:span text:style-name="T22">pop</text:span> rsi</text:p>
      <text:p text:style-name="P17"><text:soft-page-break/><text:s text:c="8"/><text:span text:style-name="T22">pop</text:span> rdi</text:p>
      <text:p text:style-name="P17"><text:s text:c="8"/><text:span text:style-name="T22">pop</text:span> rax</text:p>
      <text:p text:style-name="P16"/>
      <text:p text:style-name="P17"><text:s text:c="8"/><text:span text:style-name="T14">; Returning to entry point</text:span></text:p>
      <text:p text:style-name="P17"><text:s text:c="8"/><text:span text:style-name="T22">mov</text:span> r1<text:span text:style-name="T11">5</text:span><text:span text:style-name="T16">,</text:span> r1<text:span text:style-name="T11">4</text:span></text:p>
      <text:p text:style-name="P17"><text:s text:c="8"/><text:span text:style-name="T22">mov</text:span> r1<text:span text:style-name="T11">0</text:span><text:span text:style-name="T16">,</text:span> <text:span text:style-name="T16">[</text:span>rel enc_off<text:span text:style-name="T16">]</text:span></text:p>
      <text:p text:style-name="P17"><text:s text:c="8"/><text:span text:style-name="T22">add</text:span> r1<text:span text:style-name="T11">5</text:span><text:span text:style-name="T16">,</text:span> r1<text:span text:style-name="T11">0</text:span></text:p>
      <text:p text:style-name="P17"><text:s text:c="8"/><text:span text:style-name="T22">jmp</text:span> <text:span text:style-name="T13">r15</text:span></text:p>
      <text:p text:style-name="P16"/>
      <text:p text:style-name="P17"><text:span text:style-name="T18">align</text:span> <text:span text:style-name="T11">8</text:span></text:p>
      <text:p text:style-name="P17"><text:s text:c="4"/>debug <text:s text:c="10"/><text:span text:style-name="T18">db</text:span> <text:span text:style-name="T17">"Once"</text:span><text:span text:style-name="T16">,</text:span><text:span text:style-name="T25">0x0a</text:span><text:span text:style-name="T16">,</text:span><text:span text:style-name="T11">0</text:span></text:p>
      <text:p text:style-name="P17"><text:s text:c="4"/>debug_len <text:s text:c="6"/><text:span text:style-name="T18">equ</text:span> $ <text:span text:style-name="T16">-</text:span> debug</text:p>
      <text:p text:style-name="P17"><text:s text:c="4"/>msg <text:s text:c="12"/><text:span text:style-name="T18">db</text:span> <text:span text:style-name="T17">"....WOODY...."</text:span><text:span text:style-name="T16">,</text:span><text:span text:style-name="T25">0x0a</text:span><text:span text:style-name="T16">,</text:span><text:span text:style-name="T11">0</text:span></text:p>
      <text:p text:style-name="P17"><text:s text:c="4"/>msg_len <text:s text:c="8"/><text:span text:style-name="T18">equ</text:span> $ <text:span text:style-name="T16">-</text:span> msg</text:p>
      <text:p text:style-name="P17"><text:s text:c="4"/>payload_off <text:s text:c="4"/><text:span text:style-name="T18">dq</text:span> <text:span text:style-name="T25">0x1111111111111111</text:span></text:p>
      <text:p text:style-name="P17"><text:s text:c="4"/>key <text:s text:c="12"/><text:span text:style-name="T18">dq</text:span> <text:span text:style-name="T25">0x2222222222222222</text:span></text:p>
      <text:p text:style-name="P17"><text:s text:c="4"/>enc_off <text:s text:c="8"/><text:span text:style-name="T18">dq</text:span> <text:span text:style-name="T25">0x3333333333333333</text:span></text:p>
      <text:p text:style-name="P15"><text:s text:c="4"/><text:span text:style-name="T18">size</text:span> <text:s text:c="11"/><text:span text:style-name="T18">dq</text:span> <text:span text:style-name="T25">0x4444444444444444</text:span></text:p>
      <text:p text:style-name="P4">La première chose très importante dans le cadre de ce payload est l'appel à <text:span text:style-name="T2">call</text:span>. En effet, il nous est impossible d'accéder directement au contenu du registre RIP (contenant l'adresse de l'instruction courante, et qui nous permet donc de leak l'adresse aléatoire à laquelle le programme a été chargé en mémoire).</text:p>
      <text:p text:style-name="P4"/>
      <text:p text:style-name="P4">Un appel à <text:span text:style-name="T2">call </text:span>empile sur la stack le contenu de l'instruction suivant l'appel <text:span text:style-name="T2">call</text:span>. Il s'agirait en temps normal de l'adresse de retour, pour que le programme puisse revenir à la fonction actuelle suite à l'appel d'une autre fonction.</text:p>
      <text:p text:style-name="P2"/>
      <text:p text:style-name="P4">Dans notre cas de figure cependant, on émet l'appel à <text:span text:style-name="T2">call </text:span>uniquement pour empiler le contenu de <text:span text:style-name="T2">RIP </text:span>sur la stack, puis on <text:span text:style-name="T2">pop </text:span>directement cette valeur dans r14. Ce registre r14 contient désormais l'adresse de l'instruction suivant <text:span text:style-name="T2">call</text:span>. Pour que r14 pointe désormais sur le début du segment text actuel, on lui soustrait :</text:p>
      <text:list xml:id="list3254427504972082130" text:style-name="L2">
        <text:list-item>
          <text:p text:style-name="P26"><text:span text:style-name="T2">entry - _start </text:span>: le payload commence en effet à l'instruction <text:span text:style-name="T2">call</text:span>, or RIP contenait l'instruction suivant le <text:span text:style-name="T2">call</text:span>. Cette différence contient simplement la taille de l'instruction <text:span text:style-name="T2">call</text:span>, qu'on soustrait donc à r14.</text:p>
        </text:list-item>
        <text:list-item>
          <text:p text:style-name="P26"><text:span text:style-name="T2">payload_off</text:span> : cette variable contient l'offset du payload par rapport au début du segment text.</text:p>
        </text:list-item>
      </text:list>
      <text:p text:style-name="P2"/>
      <text:p text:style-name="P4">Le registre r14 contient désormais l'adresse du point de départ du segment text du programme.</text:p>
      <text:p text:style-name="P4"/>
      <text:p text:style-name="P4">On peut désormais l'utiliser pour l'appel à <text:span text:style-name="T2">mprotect</text:span>. La variable <text:span text:style-name="T2">enc_off </text:span>contient l'offset auquel se situe la partie encryptée du fichier par rapport au début du segment. On veut modifier les permissions de la mémoire sur cette zone mémoire :</text:p>
      <text:p text:style-name="P4"/>
      <text:p text:style-name="P4"><draw:frame draw:style-name="fr2" draw:name="images15" text:anchor-type="paragraph" svg:width="16.999cm" svg:height="4.42cm" draw:z-index="14"><draw:image xlink:href="Pictures/20000007000049E70000133A6231F0DB.svm" xlink:type="simple" xlink:show="embed" xlink:actuate="onLoad"/></draw:frame></text:p>
      <text:p text:style-name="P4"/>
      <text:p text:style-name="P4"><text:soft-page-break/>C'est ce qu'on fait ici dans la section <text:span text:style-name="T2">mprotect</text:span>.</text:p>
      <text:p text:style-name="P4"/>
      <text:p text:style-name="P4">La section <text:span text:style-name="T2">decrypt </text:span>est relativement simple : on ajoute au début du segment l'offset de la partie encryptée, on part de là et on boucle jusqu'à atteindre la taille de la section encryptée.</text:p>
      <text:p text:style-name="P4"/>
      <text:p text:style-name="P4">Au niveau de l'adresse de retour, il s'agira de r14 + enc_off (en assumant que le point d'entrée du binaire était le départ de la section encryptée, ce qui n'est le cas que si on a encrypté la section text).</text:p>
      <text:p text:style-name="P4"/>
      <text:p text:style-name="P4">Bien sûr, la fonction <text:span text:style-name="T2">patch </text:span>est légèrement différente puisque le payload est également différent :</text:p>
      <text:p text:style-name="P4"/>
      <text:p text:style-name="P4"><draw:frame draw:style-name="fr2" draw:name="images16" text:anchor-type="paragraph" svg:width="16.999cm" svg:height="4.616cm" draw:z-index="15"><draw:image xlink:href="Pictures/20000007000052950000166E085133CD.svm" xlink:type="simple" xlink:show="embed" xlink:actuate="onLoad"/></draw:frame></text:p>
      <text:p text:style-name="P22"/>
      <text:p text:style-name="P4"/>
      <text:p text:style-name="P2">VARIATION 3 : Encrypting more sections</text:p>
      <text:p text:style-name="P4"/>
      <text:p text:style-name="P4">Ce woody-woodpacker dispose d'un mode qui a pour but d'encrypter non seulement la section <text:span text:style-name="T2">text</text:span>, mais aussi d'autres sections. Ici, ce mode enc_full encrypt au moins la section .text et .data, puis tente d'encrypter toutes les autres sections concomitantes à ces deux-là.</text:p>
      <text:p text:style-name="P4"/>
      <text:p text:style-name="P4">La fonction <text:span text:style-name="T2">encrypt_full </text:span>se charge de ça. Il nous fallait également un autre payload, car le payload d'encryption basique pour PDC supposait que n'était encryptée qu'une seule section mémoire ininterrompue, avant le payload. On a désormais 2 endroits distincts en mémoire encryptés (la section .text étant généralement avant le payload, la section .data après car dans le segment data).</text:p>
      <text:p text:style-name="P4"/>
      <text:p text:style-name="P4">On a donc simplement ajouté au payload une autre boucle de décryption qui vise le second emplacement mémoire encrypté.</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5M35S</meta:editing-duration>
    <meta:editing-cycles>9</meta:editing-cycles>
    <meta:generator>OpenOffice/4.1.5$Win32 OpenOffice.org_project/415m1$Build-9789</meta:generator>
    <dc:date>2021-12-13T13:32:17.83</dc:date>
    <meta:document-statistic meta:table-count="0" meta:image-count="16" meta:object-count="0" meta:page-count="17" meta:paragraph-count="370" meta:word-count="3918" meta:character-count="27190"/>
    <meta:user-defined meta:name="Info 1"/>
    <meta:user-defined meta:name="Info 2"/>
    <meta:user-defined meta:name="Info 3"/>
    <meta:user-defined meta:name="Info 4"/>
  </office:meta>
</office:document-meta>
</file>